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3ac877"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d4d4d4" loext:opacity="100%" fo:background-color="#1f1f1f"/>
    </style:style>
    <style:style style:name="P5" style:family="paragraph" style:parent-style-name="Standard">
      <style:paragraph-properties fo:margin-top="0cm" fo:margin-bottom="0.353cm" style:contextual-spacing="false" fo:line-height="115%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7" style:family="paragraph" style:parent-style-name="Standard">
      <style:paragraph-properties fo:margin-right="-1.379cm" fo:margin-top="0cm" fo:margin-bottom="0.353cm" style:contextual-spacing="false" fo:line-height="115%">
        <style:tab-stops>
          <style:tab-stop style:position="16.531cm"/>
        </style:tab-stops>
      </style:paragraph-properties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t" fo:country="BR" style:font-size-asian="11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t" fo:country="BR" fo:font-weight="normal" style:font-size-asian="11pt" style:font-weight-asian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1pt" fo:font-weight="normal" officeooo:rsid="000b6ced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weight="normal" style:font-size-asian="11pt" style:font-weight-asian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style="normal" fo:font-weight="normal" style:font-size-asian="11pt" style:font-style-asian="normal" style:font-weight-asian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style="normal" fo:font-weight="bold" style:font-size-asian="11pt" style:font-style-asian="normal" style:font-weight-asian="bold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4pt" fo:language="pt" fo:country="BR" fo:font-weight="bold" style:font-size-asian="14pt" style:font-weight-asian="bold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weight="normal" style:font-size-asian="12pt" style:font-weight-asian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39a0e" officeooo:paragraph-rsid="00339a0e" style:font-size-asian="12pt" style:font-style-asian="normal" style:font-weight-asian="bold" style:font-weight-complex="bold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63b93" officeooo:paragraph-rsid="00163b93" style:font-size-asian="12pt" style:font-style-asian="normal" style:font-weight-asian="bold" style:font-weight-complex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6de84" officeooo:paragraph-rsid="0016de84" style:font-size-asian="12pt" style:font-style-asian="normal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0d6311" officeooo:paragraph-rsid="000d6311" style:font-size-asian="12pt" style:font-style-asian="normal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261f9" officeooo:paragraph-rsid="001261f9" style:font-size-asian="12pt" style:font-style-asian="normal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03ba4" officeooo:paragraph-rsid="00103ba4" style:font-size-asian="12pt" style:font-style-asian="normal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230cb" officeooo:paragraph-rsid="001230cb" style:font-size-asian="12pt" style:font-style-asian="normal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3b0ab" officeooo:paragraph-rsid="0013b0ab" style:font-size-asian="12pt" style:font-style-asian="normal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48a3c" officeooo:paragraph-rsid="00148a3c" style:font-size-asian="12pt" style:font-style-asian="normal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94e2c" officeooo:paragraph-rsid="00194e2c" style:font-size-asian="12pt" style:font-style-asian="normal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a541e" officeooo:paragraph-rsid="001a541e" style:font-size-asian="12pt" style:font-style-asian="normal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1cf2de" officeooo:paragraph-rsid="001cf2de" style:font-size-asian="12pt" style:font-style-asian="normal" style:font-weight-asian="bold" style:font-weight-complex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2c658c" officeooo:paragraph-rsid="002c658c" style:font-size-asian="12pt" style:font-style-asian="normal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2e1655" officeooo:paragraph-rsid="002e1655" style:font-size-asian="12pt" style:font-style-asian="normal" style:font-weight-asian="bold" style:font-weight-complex="bold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12371" officeooo:paragraph-rsid="00312371" style:font-size-asian="12pt" style:font-style-asian="normal" style:font-weight-asian="bold" style:font-weight-complex="bold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2c658c" officeooo:paragraph-rsid="002c658c" fo:background-color="#1f1f1f" style:font-size-asian="12pt" style:font-style-asian="normal" style:font-weight-asian="bold" style:font-weight-complex="bold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12371" officeooo:paragraph-rsid="00312371" fo:background-color="#1f1f1f" style:font-size-asian="12pt" style:font-style-asian="normal" style:font-weight-asian="bold" style:font-weight-complex="bold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652d2" officeooo:paragraph-rsid="003652d2" fo:background-color="#1f1f1f" style:font-size-asian="12pt" style:font-style-asian="normal" style:font-weight-asian="bold" style:font-weight-complex="bold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7219c" officeooo:paragraph-rsid="0037219c" fo:background-color="#1f1f1f" style:font-size-asian="12pt" style:font-style-asian="normal" style:font-weight-asian="bold" style:font-weight-complex="bold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7346c" officeooo:paragraph-rsid="0037346c" fo:background-color="#1f1f1f" style:font-size-asian="12pt" style:font-style-asian="normal" style:font-weight-asian="bold" style:font-weight-complex="bold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7d4b9" officeooo:paragraph-rsid="0037d4b9" fo:background-color="#1f1f1f" style:font-size-asian="12pt" style:font-style-asian="normal" style:font-weight-asian="bold" style:font-weight-complex="bold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97f75" officeooo:paragraph-rsid="00397f75" fo:background-color="#1f1f1f" style:font-size-asian="12pt" style:font-style-asian="normal" style:font-weight-asian="bold" style:font-weight-complex="bold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d657f" officeooo:paragraph-rsid="003d657f" fo:background-color="#1f1f1f" style:font-size-asian="12pt" style:font-style-asian="normal" style:font-weight-asian="bold" style:font-weight-complex="bold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db914" officeooo:paragraph-rsid="003db914" fo:background-color="#1f1f1f" style:font-size-asian="12pt" style:font-style-asian="normal" style:font-weight-asian="bold" style:font-weight-complex="bold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3fa5d3" officeooo:paragraph-rsid="003fa5d3" fo:background-color="#1f1f1f" style:font-size-asian="12pt" style:font-style-asian="normal" style:font-weight-asian="bold" style:font-weight-complex="bold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195e2" officeooo:paragraph-rsid="004195e2" fo:background-color="#1f1f1f" style:font-size-asian="12pt" style:font-style-asian="normal" style:font-weight-asian="bold" style:font-weight-complex="bold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53a31" officeooo:paragraph-rsid="00453a31" fo:background-color="#1f1f1f" style:font-size-asian="12pt" style:font-style-asian="normal" style:font-weight-asian="bold" style:font-weight-complex="bold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787ac" officeooo:paragraph-rsid="004787ac" fo:background-color="#1f1f1f" style:font-size-asian="12pt" style:font-style-asian="normal" style:font-weight-asian="bold" style:font-weight-complex="bold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paragraph-rsid="00339a0e" style:font-size-asian="12pt" style:font-style-asian="normal" style:font-weight-asian="normal"/>
    </style:style>
    <style:style style:name="P49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94e2c" officeooo:paragraph-rsid="00194e2c" style:font-size-asian="12pt" style:font-style-asian="normal" style:font-weight-asian="normal" style:font-weight-complex="normal"/>
    </style:style>
    <style:style style:name="P50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aee86" officeooo:paragraph-rsid="001aee86" style:font-size-asian="12pt" style:font-style-asian="normal" style:font-weight-asian="normal" style:font-weight-complex="normal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bdd1d" officeooo:paragraph-rsid="001bdd1d" style:font-size-asian="12pt" style:font-style-asian="normal" style:font-weight-asian="normal" style:font-weight-complex="normal"/>
    </style:style>
    <style:style style:name="P5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e578a" officeooo:paragraph-rsid="001e578a" style:font-size-asian="12pt" style:font-style-asian="normal" style:font-weight-asian="normal" style:font-weight-complex="normal"/>
    </style:style>
    <style:style style:name="P53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normal" officeooo:rsid="001ee5dd" officeooo:paragraph-rsid="001ee5dd" style:font-size-asian="12pt" style:font-style-asian="normal" style:font-weight-asian="normal" style:font-weight-complex="normal"/>
    </style:style>
    <style:style style:name="P54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P55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P56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officeooo:paragraph-rsid="0037219c" fo:background-color="#1f1f1f"/>
    </style:style>
    <style:style style:name="P57" style:family="paragraph" style:parent-style-name="Standard">
      <style:paragraph-properties fo:margin-top="0cm" fo:margin-bottom="0.353cm" style:contextual-spacing="false" fo:line-height="115%"/>
      <style:text-properties fo:color="#00b05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P58" style:family="paragraph" style:parent-style-name="Standard">
      <style:paragraph-properties fo:margin-top="0cm" fo:margin-bottom="0.353cm" style:contextual-spacing="false" fo:line-height="115%"/>
      <style:text-properties fo:color="#ff000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style:font-name="Calibri" fo:font-size="11pt" fo:language="pt" fo:country="BR" fo:font-weight="normal" style:font-size-asian="11pt" style:font-weight-asian="normal"/>
    </style:style>
    <style:style style:name="T3" style:family="text">
      <style:text-properties style:font-name="Calibri" fo:font-size="14pt" fo:language="pt" fo:country="BR" fo:font-weight="bold" style:font-size-asian="14pt" style:font-weight-asian="bold"/>
    </style:style>
    <style:style style:name="T4" style:family="text">
      <style:text-properties style:font-name="Calibri" fo:font-size="12pt" fo:language="pt" fo:country="BR" fo:font-weight="bold" style:font-size-asian="12pt" style:font-weight-asian="bold"/>
    </style:style>
    <style:style style:name="T5" style:family="text">
      <style:text-properties fo:color="#ff0000" loext:opacity="100%" style:font-name="Calibri" fo:font-size="11pt" fo:language="pt" fo:country="BR" fo:font-weight="normal" style:font-size-asian="11pt" style:font-weight-asian="normal"/>
    </style:style>
    <style:style style:name="T6" style:family="text">
      <style:text-properties fo:color="#ff000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7" style:family="text">
      <style:text-properties fo:color="#ff0000" loext:opacity="10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8" style:family="text">
      <style:text-properties fo:color="#ff0000" loext:opacity="10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9" style:family="text">
      <style:text-properties fo:color="#ff000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10" style:family="text">
      <style:text-properties style:use-window-font-color="true" loext:opacity="0%" style:font-name="Calibri" fo:font-size="11pt" fo:language="pt" fo:country="BR" fo:font-weight="normal" style:font-size-asian="11pt" style:font-weight-asian="normal"/>
    </style:style>
    <style:style style:name="T11" style:family="text">
      <style:text-properties style:use-window-font-color="true" loext:opacity="0%" style:font-name="Calibri" fo:font-size="11pt" fo:language="pt" fo:country="BR" fo:font-weight="bold" style:font-size-asian="11pt" style:font-weight-asian="bold"/>
    </style:style>
    <style:style style:name="T12" style:family="text">
      <style:text-properties style:use-window-font-color="true" loext:opacity="0%" style:font-name="Calibri" fo:font-size="11pt" fo:language="pt" fo:country="BR" fo:font-style="italic" fo:font-weight="normal" style:font-size-asian="11pt" style:font-style-asian="italic" style:font-weight-asian="normal"/>
    </style:style>
    <style:style style:name="T13" style:family="text">
      <style:text-properties style:use-window-font-color="true" loext:opacity="0%" style:font-name="Calibri" fo:font-size="11pt" fo:language="pt" fo:country="BR" fo:font-style="normal" fo:font-weight="normal" style:font-size-asian="11pt" style:font-style-asian="normal" style:font-weight-asian="normal"/>
    </style:style>
    <style:style style:name="T14" style:family="text">
      <style:text-properties style:use-window-font-color="true" loext:opacity="0%" style:font-name="Calibri" fo:font-size="11pt" fo:language="pt" fo:country="BR" fo:font-style="normal" fo:font-weight="bold" style:font-size-asian="11pt" style:font-style-asian="normal" style:font-weight-asian="bold"/>
    </style:style>
    <style:style style:name="T15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16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17" style:family="text">
      <style:text-properties style:use-window-font-color="true" loext:opacity="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18" style:family="text">
      <style:text-properties style:use-window-font-color="true" loext:opacity="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19" style:family="text">
      <style:text-properties style:use-window-font-color="true" loext:opacity="0%" style:font-name="Calibri" fo:font-size="12pt" fo:language="pt" fo:country="BR" fo:font-weight="bold" style:font-size-asian="12pt" style:font-weight-asian="bold"/>
    </style:style>
    <style:style style:name="T20" style:family="text">
      <style:text-properties style:use-window-font-color="true" loext:opacity="0%" style:font-name="Calibri" fo:font-size="12pt" fo:language="pt" fo:country="BR" fo:font-weight="normal" style:font-size-asian="12pt" style:font-weight-asian="normal"/>
    </style:style>
    <style:style style:name="T21" style:family="text">
      <style:text-properties style:use-window-font-color="true" loext:opacity="0%"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22" style:family="text">
      <style:text-properties style:use-window-font-color="true" loext:opacity="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23" style:family="text">
      <style:text-properties style:use-window-font-color="true" loext:opacity="0%"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24" style:family="text">
      <style:text-properties style:use-window-font-color="true" loext:opacity="0%" style:font-name="Calibri" fo:font-size="12pt" fo:language="en" fo:country="US" fo:font-style="normal" style:text-underline-style="none" fo:font-weight="bold" style:font-size-asian="12pt" style:font-style-asian="normal" style:font-weight-asian="bold"/>
    </style:style>
    <style:style style:name="T25" style:family="text">
      <style:text-properties style:use-window-font-color="true" loext:opacity="0%" style:font-name="Calibri" fo:font-size="14pt" fo:language="pt" fo:country="BR" fo:font-weight="bold" style:font-size-asian="14pt" style:font-weight-asian="bold"/>
    </style:style>
    <style:style style:name="T26" style:family="text">
      <style:text-properties style:use-window-font-color="true" loext:opacity="0%"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27" style:family="text">
      <style:text-properties style:use-window-font-color="true" loext:opacity="0%"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28" style:family="text">
      <style:text-properties style:use-window-font-color="true" loext:opacity="0%"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29" style:family="text">
      <style:text-properties fo:color="#00b05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30" style:family="text">
      <style:text-properties fo:color="#00b05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1" style:family="text">
      <style:text-properties fo:color="#004dbb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32" style:family="text">
      <style:text-properties fo:color="#004dbb" loext:opacity="100%" style:font-name="Calibri" fo:font-size="11pt" fo:language="pt" fo:country="BR" fo:font-style="normal" fo:font-weight="bold" style:font-size-asian="11pt" style:font-style-asian="normal" style:font-weight-asian="bold"/>
    </style:style>
    <style:style style:name="T33" style:family="text">
      <style:text-properties fo:color="#004dbb" loext:opacity="10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34" style:family="text">
      <style:text-properties fo:color="#004dbb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5" style:family="text">
      <style:text-properties fo:color="#9b00d3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5e718" style:font-weight-asian="normal" style:font-weight-complex="normal"/>
    </style:style>
    <style:style style:name="T38" style:family="text">
      <style:text-properties officeooo:rsid="001a541e"/>
    </style:style>
    <style:style style:name="T39" style:family="text">
      <style:text-properties fo:color="#cccccc" loext:opacity="100%"/>
    </style:style>
    <style:style style:name="T40" style:family="text">
      <style:text-properties fo:color="#cccccc" loext:opacity="100%" fo:font-weight="normal" style:font-weight-asian="normal" style:font-weight-complex="normal"/>
    </style:style>
    <style:style style:name="T41" style:family="text">
      <style:text-properties fo:color="#cccccc" loext:opacity="100%" fo:font-weight="normal" officeooo:rsid="0034c893" style:font-weight-asian="normal" style:font-weight-complex="normal"/>
    </style:style>
    <style:style style:name="T42" style:family="text">
      <style:text-properties fo:color="#cccccc" loext:opacity="100%" fo:font-weight="normal" officeooo:rsid="0037219c" style:font-weight-asian="normal" style:font-weight-complex="normal"/>
    </style:style>
    <style:style style:name="T43" style:family="text">
      <style:text-properties fo:color="#cccccc" loext:opacity="100%" fo:font-weight="normal" officeooo:rsid="003db914" style:font-weight-asian="normal" style:font-weight-complex="normal"/>
    </style:style>
    <style:style style:name="T44" style:family="text">
      <style:text-properties fo:color="#cccccc" loext:opacity="100%"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45" style:family="text">
      <style:text-properties fo:color="#cccccc" loext:opacity="100%" officeooo:rsid="003ac877"/>
    </style:style>
    <style:style style:name="T46" style:family="text">
      <style:text-properties fo:color="#cccccc" loext:opacity="100%" officeooo:rsid="003ac877" loext:padding="0cm" loext:border="none"/>
    </style:style>
    <style:style style:name="T47" style:family="text">
      <style:text-properties fo:color="#9cdcfe" loext:opacity="100%"/>
    </style:style>
    <style:style style:name="T48" style:family="text">
      <style:text-properties fo:color="#9cdcfe" loext:opacity="100%" fo:font-weight="normal" style:font-weight-asian="normal" style:font-weight-complex="normal"/>
    </style:style>
    <style:style style:name="T49" style:family="text">
      <style:text-properties fo:color="#9cdcfe" loext:opacity="100%" fo:font-weight="normal" fo:background-color="#1f1f1f" loext:char-shading-value="0" style:font-weight-asian="normal" style:font-weight-complex="normal"/>
    </style:style>
    <style:style style:name="T50" style:family="text">
      <style:text-properties fo:color="#9cdcfe" loext:opacity="100%"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51" style:family="text">
      <style:text-properties fo:color="#ce9178" loext:opacity="100%"/>
    </style:style>
    <style:style style:name="T52" style:family="text">
      <style:text-properties fo:color="#ce9178" loext:opacity="100%" fo:font-weight="normal" style:font-weight-asian="normal" style:font-weight-complex="normal"/>
    </style:style>
    <style:style style:name="T53" style:family="text">
      <style:text-properties fo:color="#ce9178" loext:opacity="100%"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54" style:family="text">
      <style:text-properties fo:color="#d7ba7d" loext:opacity="100%"/>
    </style:style>
    <style:style style:name="T55" style:family="text">
      <style:text-properties fo:color="#d7ba7d" loext:opacity="100%" fo:font-weight="normal" style:font-weight-asian="normal" style:font-weight-complex="normal"/>
    </style:style>
    <style:style style:name="T56" style:family="text">
      <style:text-properties fo:color="#d7ba7d" loext:opacity="100%" fo:font-weight="normal" officeooo:rsid="0037219c" style:font-weight-asian="normal" style:font-weight-complex="normal"/>
    </style:style>
    <style:style style:name="T57" style:family="text">
      <style:text-properties fo:color="#d7ba7d" loext:opacity="100%"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58" style:family="text">
      <style:text-properties officeooo:rsid="002d4c59"/>
    </style:style>
    <style:style style:name="T59" style:family="text">
      <style:text-properties fo:color="#d4d4d4" loext:opacity="100%"/>
    </style:style>
    <style:style style:name="T60" style:family="text">
      <style:text-properties fo:color="#d4d4d4" loext:opacity="100%" fo:font-weight="normal" style:font-weight-asian="normal" style:font-weight-complex="normal"/>
    </style:style>
    <style:style style:name="T61" style:family="text">
      <style:text-properties fo:color="#d4d4d4" loext:opacity="100%" fo:font-weight="normal" officeooo:rsid="003f5e7d" style:font-weight-asian="normal" style:font-weight-complex="normal"/>
    </style:style>
    <style:style style:name="T62" style:family="text">
      <style:text-properties fo:color="#d4d4d4" loext:opacity="100%" fo:font-weight="normal" officeooo:rsid="003fa5d3" style:font-weight-asian="normal" style:font-weight-complex="normal"/>
    </style:style>
    <style:style style:name="T63" style:family="text">
      <style:text-properties fo:color="#d4d4d4" loext:opacity="100%" fo:font-weight="normal" officeooo:rsid="0041193d" style:font-weight-asian="normal" style:font-weight-complex="normal"/>
    </style:style>
    <style:style style:name="T64" style:family="text">
      <style:text-properties fo:color="#d4d4d4" loext:opacity="100%" fo:font-weight="normal" officeooo:rsid="0048347e" style:font-weight-asian="normal" style:font-weight-complex="normal"/>
    </style:style>
    <style:style style:name="T65" style:family="text">
      <style:text-properties fo:color="#d4d4d4" loext:opacity="100%" fo:font-weight="normal" fo:background-color="#1f1f1f" loext:char-shading-value="0" style:font-weight-asian="normal" style:font-weight-complex="normal"/>
    </style:style>
    <style:style style:name="T66" style:family="text">
      <style:text-properties fo:color="#d4d4d4" loext:opacity="100%" officeooo:rsid="00312371"/>
    </style:style>
    <style:style style:name="T67" style:family="text">
      <style:text-properties fo:color="#b5cea8" loext:opacity="100%"/>
    </style:style>
    <style:style style:name="T68" style:family="text">
      <style:text-properties fo:color="#b5cea8" loext:opacity="100%" fo:font-weight="normal" style:font-weight-asian="normal" style:font-weight-complex="normal"/>
    </style:style>
    <style:style style:name="T69" style:family="text">
      <style:text-properties fo:color="#808080" loext:opacity="100%" fo:font-weight="normal" style:font-weight-asian="normal" style:font-weight-complex="normal"/>
    </style:style>
    <style:style style:name="T70" style:family="text">
      <style:text-properties fo:color="#569cd6" loext:opacity="100%" fo:font-weight="normal" style:font-weight-asian="normal" style:font-weight-complex="normal"/>
    </style:style>
    <style:style style:name="T71" style:family="text">
      <style:text-properties loext:padding="0cm" loext:border="none"/>
    </style:style>
    <style:style style:name="T72" style:family="text">
      <style:text-properties fo:color="#dcdcaa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text:span text:style-name="T1">MODULO 01 </text:span></text:p>
      <text:p text:style-name="P5" loext:marker-style-name="T1"><text:span text:style-name="T1">github.com/gustavoguanabara</text:span><text:span text:style-name="T1"/></text:p>
      <text:p text:style-name="P5" loext:marker-style-name="T1"><text:span text:style-name="T1">gustavoguanabara.github.io</text:span><text:span text:style-name="T1"/></text:p>
      <text:p text:style-name="P8" loext:marker-style-name="T1"/>
      <text:p text:style-name="P5" loext:marker-style-name="T1"><text:span text:style-name="T1">UTF 8 ?</text:span><text:span text:style-name="T1"/></text:p>
      <text:p text:style-name="P8" loext:marker-style-name="T1"/>
      <text:p text:style-name="P5" loext:marker-style-name="T4"><text:span text:style-name="T3">ESTRUTURA BÁSICA DE DOCUMENTO HTML</text:span><text:span text:style-name="T4"/></text:p>
      <text:p text:style-name="P9" loext:marker-style-name="T2"/>
      <text:p text:style-name="P5" loext:marker-style-name="T10"><text:span text:style-name="T2">&lt;!DOCTYPE html&gt; <text:s text:c="2"/></text:span><text:span text:style-name="T5">/ Obrigatório sempre ter em html</text:span></text:p>
      <text:p text:style-name="P5" loext:marker-style-name="T10"><text:span text:style-name="T10">&lt;html lang="pt-br"&gt; <text:s/></text:span><text:span text:style-name="T10"/></text:p>
      <text:p text:style-name="P5" loext:marker-style-name="T10"><text:span text:style-name="T10"><text:s text:c="5"/>&lt;head&gt;</text:span><text:span text:style-name="T10"/></text:p>
      <text:p text:style-name="P5" loext:marker-style-name="T10"><text:span text:style-name="T10"><text:s text:c="15"/>&lt;meta charset="UTF-8"&gt;</text:span><text:span text:style-name="T10"/></text:p>
      <text:p text:style-name="P5" loext:marker-style-name="T10"><text:span text:style-name="T10"><text:s text:c="16"/>&lt;meta name="viewport"</text:span><text:span text:style-name="T10"/></text:p>
      <text:p text:style-name="P5" loext:marker-style-name="T10"><text:span text:style-name="T10"><text:s text:c="17"/>content="widt=device-width,initial-scale=1.0"&gt;</text:span><text:span text:style-name="T10"/></text:p>
      <text:p text:style-name="P5" loext:marker-style-name="T10"><text:span text:style-name="T10"><text:s text:c="17"/>&lt;title&gt;<text:tab/>Document&lt;/title&gt;</text:span><text:span text:style-name="T10"/></text:p>
      <text:p text:style-name="P5" loext:marker-style-name="T10"><text:span text:style-name="T10"><text:s text:c="6"/>&lt;/head&gt;</text:span><text:span text:style-name="T10"/></text:p>
      <text:p text:style-name="P5" loext:marker-style-name="T10"><text:span text:style-name="T10"><text:s text:c="6"/>&lt;body&gt;</text:span><text:span text:style-name="T10"/></text:p>
      <text:p text:style-name="P5" loext:marker-style-name="T10"><text:span text:style-name="T10"><text:s text:c="6"/>&lt;h1&gt;Olá, Mundo ! &lt;/h1&gt;</text:span><text:span text:style-name="T10"/></text:p>
      <text:p text:style-name="P5" loext:marker-style-name="T10"><text:span text:style-name="T10"><text:s text:c="6"/>&lt;/body&gt;</text:span><text:span text:style-name="T10"/></text:p>
      <text:p text:style-name="P5" loext:marker-style-name="T10"><text:span text:style-name="T10">&lt;/html&gt;</text:span><text:span text:style-name="T10"/></text:p>
      <text:p text:style-name="P11" loext:marker-style-name="T10"/>
      <text:p text:style-name="P5" loext:marker-style-name="T10"><text:span text:style-name="T19">PARA CRIAR ESSE CODIGO BASE NO VISUAL STUDIO, ABRA A PÁGINA, DIGITE ! E ESPERE.</text:span><text:span text:style-name="T10"/></text:p>
      <text:p text:style-name="P5" loext:marker-style-name="T10"><text:span text:style-name="T10">ISSO TUDO FICA DENTRO DO CAMPO DE BODY, AONDE SE COLOCAR AS INFORMAÇÕES DO SITE.</text:span><text:span text:style-name="T10"/></text:p>
      <text:p text:style-name="P5" loext:marker-style-name="T10"><text:span text:style-name="T10">&lt;mark&gt;&lt;/mark&gt; - Para deixar o texto com marca texto , para mudar a cor de todas as palavras com marca texto no código de uma vez, vá na parte de head e faça esse código que está em negrito</text:span><text:span text:style-name="T10"/></text:p>
      <text:p text:style-name="P11" loext:marker-style-name="T10"/>
      <text:p text:style-name="P5" loext:marker-style-name="T10"><text:span text:style-name="T10">&lt;head&gt;</text:span><text:span text:style-name="T10"/></text:p>
      <text:p text:style-name="P5" loext:marker-style-name="T10"><text:span text:style-name="T10"><text:s text:c="4"/>&lt;meta charset="UTF-8"&gt;</text:span><text:span text:style-name="T10"/></text:p>
      <text:p text:style-name="P5" loext:marker-style-name="T10"><text:span text:style-name="T10"><text:s text:c="4"/>&lt;meta name="viewport" content="width=device-width, initial-scale=1.0"&gt;</text:span><text:span text:style-name="T10"/></text:p>
      <text:p text:style-name="P5" loext:marker-style-name="T11"><text:soft-page-break/><text:span text:style-name="T10"><text:s text:c="4"/>&lt;link rel="shortcut icon" href="favicon.ico" type="image/x-icon"&gt;</text:span><text:span text:style-name="T11"/></text:p>
      <text:p text:style-name="P5" loext:marker-style-name="T11"><text:span text:style-name="T11"><text:s text:c="4"/>&lt;style&gt;</text:span><text:span text:style-name="T11"/></text:p>
      <text:p text:style-name="P5" loext:marker-style-name="T11"><text:span text:style-name="T11"><text:s text:c="8"/>mark{</text:span><text:span text:style-name="T11"/></text:p>
      <text:p text:style-name="P5" loext:marker-style-name="T11"><text:span text:style-name="T11"><text:s text:c="12"/>background-color: aqua;</text:span><text:span text:style-name="T11"/></text:p>
      <text:p text:style-name="P5" loext:marker-style-name="T11"><text:span text:style-name="T11"><text:s text:c="8"/>}</text:span><text:span text:style-name="T11"/></text:p>
      <text:p text:style-name="P5" loext:marker-style-name="T11"><text:span text:style-name="T11"><text:s text:c="4"/>&lt;/style&gt;</text:span><text:span text:style-name="T11"/></text:p>
      <text:p text:style-name="P5" loext:marker-style-name="T10"><text:span text:style-name="T10"><text:s text:c="4"/>&lt;title&gt;Formatação de Textos&lt;/title&gt;</text:span><text:span text:style-name="T10"/></text:p>
      <text:p text:style-name="P5" loext:marker-style-name="T10"><text:span text:style-name="T10">&lt;/head&gt;</text:span><text:span text:style-name="T10"/></text:p>
      <text:p text:style-name="P16" loext:marker-style-name="T25"/>
      <text:p text:style-name="P5" loext:marker-style-name="T25"><text:span text:style-name="T25">CENTRALIZAÇÃO DE TEXTOS, IMAGENS E AFINS NO HTML</text:span><text:span text:style-name="T25"/></text:p>
      <text:p text:style-name="P5" loext:marker-style-name="T20"><text:span text:style-name="T20">Dentro do &lt;body&gt; Crie um bloco com o &lt;div&gt; <text:s/>e com auxilio do atributo "class" determine um nome, dentro dele coloque tudo o que deseja centralizar ex:</text:span><text:span text:style-name="T20"/></text:p>
      <text:p text:style-name="P5" loext:marker-style-name="T20"><text:span text:style-name="T20">&lt;body&gt;</text:span><text:span text:style-name="T20"/></text:p>
      <text:p text:style-name="P5" loext:marker-style-name="T20"><text:span text:style-name="T20">&lt;div class="centralizar-teste"&gt;</text:span><text:span text:style-name="T20"/></text:p>
      <text:p text:style-name="P5" loext:marker-style-name="T20"><text:span text:style-name="T20">&lt;h1&gt; Teste de centralização&lt;/h1&gt;</text:span><text:span text:style-name="T20"/></text:p>
      <text:p text:style-name="P5" loext:marker-style-name="T20"><text:span text:style-name="T20">&lt;/div&gt;</text:span><text:span text:style-name="T20"/></text:p>
      <text:p text:style-name="P5" loext:marker-style-name="T20"><text:span text:style-name="T20">&lt;/body&gt;</text:span><text:span text:style-name="T20"/></text:p>
      <text:p text:style-name="P17" loext:marker-style-name="T20"/>
      <text:p text:style-name="P5" loext:marker-style-name="T20"><text:span text:style-name="T20">E após isso, volte para a tag &lt;styles&gt; dentro da tag &lt;head&gt; e escreva o código</text:span><text:span text:style-name="T20"/></text:p>
      <text:p text:style-name="P17" loext:marker-style-name="T20"/>
      <text:p text:style-name="P5" loext:marker-style-name="T20"><text:span text:style-name="T20">&lt;head&gt;</text:span><text:span text:style-name="T20"/></text:p>
      <text:p text:style-name="P5" loext:marker-style-name="T20"><text:span text:style-name="T20">&lt;style&gt;</text:span><text:span text:style-name="T20"/></text:p>
      <text:p text:style-name="P5" loext:marker-style-name="T20"><text:span text:style-name="T20">.centralizar-teste{</text:span><text:span text:style-name="T20"/></text:p>
      <text:p text:style-name="P5" loext:marker-style-name="T20"><text:span text:style-name="T20">text-align: center</text:span><text:span text:style-name="T20"/></text:p>
      <text:p text:style-name="P5" loext:marker-style-name="T20"><text:span text:style-name="T20">}</text:span><text:span text:style-name="T20"/></text:p>
      <text:p text:style-name="P5" loext:marker-style-name="T20"><text:span text:style-name="T20">&lt;/style&gt;</text:span><text:span text:style-name="T20"/></text:p>
      <text:p text:style-name="P5" loext:marker-style-name="T20"><text:span text:style-name="T20">&lt;/head&gt;</text:span><text:span text:style-name="T20"/></text:p>
      <text:p text:style-name="P16" loext:marker-style-name="T25"/>
      <text:p text:style-name="P5" loext:marker-style-name="T19"><text:soft-page-break/><text:span text:style-name="T25">TAGS IMPORTANTES</text:span></text:p>
      <text:p text:style-name="P5" loext:marker-style-name="T19"><text:span text:style-name="T19"/></text:p>
      <text:p text:style-name="P5" loext:marker-style-name="T19"><text:span text:style-name="T20">&lt;!-- ahahduhd--&gt; Para adicionar comentários no html</text:span><text:span text:style-name="T19"/></text:p>
      <text:p text:style-name="P5" loext:marker-style-name="T10"><text:span text:style-name="T10">&lt;q&gt;&lt;/q&gt; - Para adicionar aspas em uma citação, sempre use essa tag para citações</text:span><text:span text:style-name="T10"/></text:p>
      <text:p text:style-name="P5" loext:marker-style-name="T10"><text:span text:style-name="T10">&lt;blockquote&gt;&lt;/blockquote&gt; - para citações completas, no código ela fica mais destacada, tem um espaço da margem da página, para incluir o link do texto, inclua cite= na tag. ex: &lt;blockquote cite = </text:span><text:a xlink:type="simple" xlink:href="../www.diadijaidj.com" text:style-name="Standard" text:visited-style-name="Standard"><text:span text:style-name="T10">www.diadijaidj.com</text:span></text:a><text:span text:style-name="T10">&gt;</text:span></text:p>
      <text:p text:style-name="P5" loext:marker-style-name="T13"><text:span text:style-name="T10">&lt;em&gt;&lt;/em&gt; - Para deixar com </text:span><text:span text:style-name="T12">ENFASE</text:span><text:span text:style-name="T13"> (ITÁLICO)</text:span></text:p>
      <text:p text:style-name="P5" loext:marker-style-name="T13"><text:span text:style-name="T13">&lt;strong&gt;&lt;/strong&gt; - Para deixar </text:span><text:span text:style-name="T14">STRONG</text:span><text:span text:style-name="T13"> (negrito)</text:span></text:p>
      <text:p text:style-name="P5" loext:marker-style-name="T13"><text:span text:style-name="T13">&lt;h1&gt;&lt;/h1&gt; É para o título </text:span><text:span text:style-name="T13"/></text:p>
      <text:p text:style-name="P6" loext:marker-style-name="T13"><text:span text:style-name="T13">&lt;hr&gt; é para criar um linha na página</text:span><text:span text:style-name="T13"/></text:p>
      <text:p text:style-name="P5" loext:marker-style-name="T13"><text:span text:style-name="T13">&lt;p&gt;&lt;/p&gt; é para pular para a próxima linha </text:span><text:span text:style-name="T13"/></text:p>
      <text:p text:style-name="P5" loext:marker-style-name="T13"><text:span text:style-name="T13">&lt;br&gt; no meio do texto, pula de linha </text:span><text:span text:style-name="T13"/></text:p>
      <text:p text:style-name="P5" loext:marker-style-name="T13"><text:span text:style-name="T13"><text:s text:c="2"/>&lt;img src="AQUI SE COLOCA O ENDEREÇO DA IMAGEM" alt="AQUI É A DESCRIÇÃO DA IMAGEM"&gt; </text:span><text:span text:style-name="T13"/></text:p>
      <text:p text:style-name="P5" loext:marker-style-name="T13"><text:span text:style-name="T13">img de enter para adicionar imagens, você pode adicionar tanto as imagens de arquivos que estão no computador, quando imagens de links. Verifique sempre o tamanho e a resolução para que o site não fique pesado</text:span><text:span text:style-name="T13"/></text:p>
      <text:p text:style-name="P5" loext:marker-style-name="T13"><text:span text:style-name="T13">&lt;code&gt;&lt;/code&gt; - para digitar códigos nos textos com espaçamento </text:span><text:span text:style-name="T13"/></text:p>
      <text:p text:style-name="P5" loext:marker-style-name="T13"><text:span text:style-name="T13">&lt;pre&gt;&lt;/pre&gt; Para que o jeito como se escreve no código apareça examente na página, incluindo os espaçamentos.</text:span><text:span text:style-name="T13"/></text:p>
      <text:p text:style-name="P5" loext:marker-style-name="T13"><text:span text:style-name="T13">&lt;abbr&gt;&lt;/abbr&gt; - Abreviações - Para criar um popup com a palavra completa da abreviação</text:span><text:span text:style-name="T13"/></text:p>
      <text:p text:style-name="P5" loext:marker-style-name="T13"><text:span text:style-name="T13">&lt;ol&gt; &lt;/ol&gt; - Para Criar listar ordenadas, ex 1.,2.,3., Existem cinco modelos de numeração, são elas: 1 - numeração, ex: 1,2,3. A - ordem alfabetica Maiuscula, ex: A,B,C, a - Ordem Alfabetica Minuscula, ex:a,b,c, I- Números romanos maiusculos, ex: I,II,III e i- números romanos com letras minusculas, ex: i,ii,iii, para mudar o formato adicione na tag de inicio type, ex &lt;ol type= A &gt;&lt;/ol&gt;, para que a númeração comece a partir de outro número que não seja o 1, adicione na tag de inicio start, ex: &lt;ol type = A start =10&gt;&lt;/ol&gt;, para adicionar paragrafos com a lista, adicione a tag &lt;li&gt;, ela não precisa de tag de fechamento (&lt;/li&gt;) ex:</text:span></text:p>
      <text:p text:style-name="P5" loext:marker-style-name="T13"><text:span text:style-name="T13">&lt;ol type = A start = 10 &gt;</text:span><text:span text:style-name="T13"/></text:p>
      <text:p text:style-name="P5" loext:marker-style-name="T13"><text:span text:style-name="T13">&lt;li&gt; Acordar</text:span><text:span text:style-name="T13"/></text:p>
      <text:p text:style-name="P5" loext:marker-style-name="T13"><text:span text:style-name="T13">&lt;li&gt; Tomar Café</text:span><text:span text:style-name="T13"/></text:p>
      <text:p text:style-name="P5" loext:marker-style-name="T13"><text:span text:style-name="T13">&lt;/ol&gt;</text:span><text:span text:style-name="T13"/></text:p>
      <text:p text:style-name="P12" loext:marker-style-name="T13"/>
      <text:p text:style-name="P5" loext:marker-style-name="T13"><text:soft-page-break/><text:span text:style-name="T13">&lt;ul&gt;&lt;/ul&gt; Para Criar listas não ordenadas, sem númerações, apenas com pontos, existem três tipos para que seja alterado esses pontos, são eles: disc, circle e square, para alterar, use type na tag de inicio, precisa usar a tag &lt;li&gt; para se criar as listas também </text:span><text:span text:style-name="T13"/></text:p>
      <text:p text:style-name="P12" loext:marker-style-name="T13"/>
      <text:p text:style-name="P5" loext:marker-style-name="T13"><text:span text:style-name="T14">OBS: </text:span><text:span text:style-name="T13">Pode colocar lista dentro de outras listas, basta adicionar a tag do tipo de lista que deseja, e incluir os itens dentro.</text:span></text:p>
      <text:p text:style-name="P5" loext:marker-style-name="T13"><text:span text:style-name="T14">LISTA DE DEFINIÇÃO: </text:span><text:span text:style-name="T13"><text:s/>é como se fosse um dicionário, com uma palavra chave e sua explicação abaixo. A tag inicial é &lt;dl&gt;&lt;/dl&gt;, para colocar a palavra chave se usa &lt;dt&gt;&lt;/dt&gt; e para incluir a definição, se usa &lt;dd&gt;&lt;/dd&gt;, por exemplo</text:span></text:p>
      <text:p text:style-name="P5" loext:marker-style-name="T13"><text:span text:style-name="T13">&lt;dl&gt;</text:span><text:span text:style-name="T13"/></text:p>
      <text:p text:style-name="P5" loext:marker-style-name="T13"><text:span text:style-name="T13">&lt;dt&gt;HTML&lt;/dt&gt;</text:span><text:span text:style-name="T13"/></text:p>
      <text:p text:style-name="P5" loext:marker-style-name="T13"><text:span text:style-name="T13">&lt;dd&gt;Linguagem de marcação para a criação de conteúdo de um site.&lt;/dd&gt;</text:span><text:span text:style-name="T13"/></text:p>
      <text:p text:style-name="P5" loext:marker-style-name="T13"><text:span text:style-name="T13">&lt;/dl&gt;</text:span><text:span text:style-name="T13"/></text:p>
      <text:p text:style-name="P5" loext:marker-style-name="T14"><text:span text:style-name="T14">COMO IRÁ FICAR:</text:span><text:span text:style-name="T14"/></text:p>
      <text:p text:style-name="P5" loext:marker-style-name="T13"><text:span text:style-name="T13">HTML</text:span><text:span text:style-name="T13"/></text:p>
      <text:p text:style-name="P5" loext:marker-style-name="T13"><text:span text:style-name="T13"><text:s text:c="5"/>Linguagem de marcação para a criação de conteúdo de um site.</text:span><text:span text:style-name="T13"/></text:p>
      <text:p text:style-name="P12" loext:marker-style-name="T13"/>
      <text:p text:style-name="P5" loext:marker-style-name="T14"><text:span text:style-name="T14">INCLUIR LINKS EXTERNOS</text:span><text:span text:style-name="T14"/></text:p>
      <text:p text:style-name="P5" loext:marker-style-name="T13"><text:span text:style-name="T13">Para incluir um link em um texto selecione qual texto quer que vire um link e abra a tag &lt;a href="COLOQUE AQUI O LINK"&gt;&lt;/a&gt;, ex</text:span><text:span text:style-name="T13"/></text:p>
      <text:p text:style-name="P5" loext:marker-style-name="T13"><text:span text:style-name="T13">Esse é o &lt;a href="</text:span><text:a xlink:type="simple" xlink:href="https://youtube.com/" text:style-name="Standard" text:visited-style-name="Standard"><text:span text:style-name="T13">https://youtube.com/</text:span></text:a><text:span text:style-name="T13">"&gt;canal &lt;/a&gt; do youtube</text:span></text:p>
      <text:p text:style-name="P5" loext:marker-style-name="T13"><text:span text:style-name="T13">Para abrir o link em uma nova aba, inclua na tag &lt;a&gt; taget="_blank" rel="external", ex:</text:span><text:span text:style-name="T13"/></text:p>
      <text:p text:style-name="P5" loext:marker-style-name="T13"><text:span text:style-name="T13">Esse é o &lt;a href="</text:span><text:a xlink:type="simple" xlink:href="https://youtube.com/" text:style-name="Standard" text:visited-style-name="Standard"><text:span text:style-name="T13">https://youtube.com/</text:span></text:a><text:span text:style-name="T13">" target="_blank" rel="external"&gt;canal &lt;/a&gt; do youtube</text:span></text:p>
      <text:p text:style-name="P12" loext:marker-style-name="T13"/>
      <text:p text:style-name="P5" loext:marker-style-name="T14"><text:span text:style-name="T14">LINKS INTERNOS - LINKS DENTRO DO SEU PRÓPRIO SITE</text:span><text:span text:style-name="T14"/></text:p>
      <text:p text:style-name="P5" loext:marker-style-name="T13"><text:span text:style-name="T13">O mesmo procedimento para links externos, porém as páginas que irão aparecer, precisam estar na mesma pasta. </text:span><text:span text:style-name="T13"/></text:p>
      <text:p text:style-name="P5" loext:marker-style-name="T13"><text:span text:style-name="T13">Não precisará usar target="_blank", pois não precisará abrir em uma nova aba, a não ser que seja link externo, então se usa target="_self"</text:span><text:span text:style-name="T13"/></text:p>
      <text:p text:style-name="P5" loext:marker-style-name="T13"><text:span text:style-name="T13">Para pular de página, inclua na tag &lt;a&gt; rel="next" e quando o link for para voltar para a página anterior inclua na tag &lt;a&gt; rel="prev", pois isso sinaliza ao navegador a ordem =das coisas </text:span><text:span text:style-name="T13"/></text:p>
      <text:p text:style-name="P5" loext:marker-style-name="T13"><text:soft-page-break/><text:span text:style-name="T13">Para adicionar páginas que estão em outra pasta, dentro da tag &lt;a&gt; escreva ../ e irá aparecer as opções de pastas para selecionar o arquivo, porém ele só mostra até uma página anterior, para voltar mais pastas, inclua novamente os caractere ../../ até encontrar a página que precisa. </text:span><text:span text:style-name="T13"/></text:p>
      <text:p text:style-name="P5" loext:marker-style-name="T14"><text:span text:style-name="T14">INCLUIR ITENS PARA DOWNLOAD</text:span><text:span text:style-name="T14"/></text:p>
      <text:p text:style-name="P5" loext:marker-style-name="T13"><text:span text:style-name="T13">Na tag &lt;a&gt; adicione o item que quer que apareça para fazer download, esses itens deverão estar em uma pasta no seu computador. </text:span><text:span text:style-name="T13"/></text:p>
      <text:p text:style-name="P5" loext:marker-style-name="T13"><text:span text:style-name="T13">Alguns itens precisam adicionar um type para que que seja feito o download, no site iana.org/assignments/media-types, você irá encontrar de alguns arquivos, esse type se adiciona na tag &lt;a&gt;, ex:</text:span><text:span text:style-name="T13"/></text:p>
      <text:p text:style-name="P5" loext:marker-style-name="T13"><text:span text:style-name="T13"><text:s/>&lt;li&gt;&lt;a href="Livro/08 - Formatação de Textos.zip</text:span><text:span text:style-name="T14">" type= "application/zip"</text:span><text:span text:style-name="T13">&gt;Baixe o livro em ZIP&lt;/a&gt;&lt;/li&gt;</text:span></text:p>
      <text:p text:style-name="P5" loext:marker-style-name="T14"><text:span text:style-name="T14">LINKS EM IMAGENS </text:span><text:span text:style-name="T14"/></text:p>
      <text:p text:style-name="P12" loext:marker-style-name="T13"/>
      <text:p text:style-name="P5" loext:marker-style-name="T14"><text:span text:style-name="T13">&lt;a href="phantogram.html"&gt;&lt;img src="imagens/phantogram.png"&gt;&lt;/a&gt;</text:span><text:span text:style-name="T14"/></text:p>
      <text:p text:style-name="P13" loext:marker-style-name="T14"/>
      <text:p text:style-name="P5" loext:marker-style-name="T14"><text:span text:style-name="T14">PARA INCLUIR IMAGENS QUE SE ADAPTAM CONFORME O TAMANHO DA PÁGINA</text:span><text:span text:style-name="T14"/></text:p>
      <text:p text:style-name="P5" loext:marker-style-name="T13"><text:span text:style-name="T13">Para que a imagem fique no mesmo tamanho visualizando a página de um celular, tablet ou notebook. Inclua no body a tag &lt;picture&gt;&lt;/picture&gt;, dentro dela, a tag &lt;img&gt; com a imagem original de maior tamanho, se for incluir uma imagem menor, coloque acima da tag &lt;img&gt; a tag <text:s/>&lt;source:media:type&gt; e inclua a foto de tamanho menor, caso precisa adicionar mais uma foto pequena, repita a tag source, sempre acima ex:</text:span><text:span text:style-name="T13"/></text:p>
      <text:p text:style-name="P12" loext:marker-style-name="T13"/>
      <text:p text:style-name="P5" loext:marker-style-name="T13"><text:span text:style-name="T13"><text:s/>&lt;picture&gt;</text:span><text:span text:style-name="T13"/></text:p>
      <text:p text:style-name="P5" loext:marker-style-name="T29"><text:span text:style-name="T13"><text:s text:c="7"/></text:span><text:span text:style-name="T29"><text:s/>&lt;source media="(max-width: 750px )" srcset="Imagens/foto-p.png" type="image/png"&gt; IMAGEM PEQUENA</text:span></text:p>
      <text:p text:style-name="P5" loext:marker-style-name="T31"><text:span text:style-name="T31"><text:s text:c="8"/>&lt;source media="(max(</text:span><text:span text:style-name="T32">SEMPRE VERIFIQUE SE ESTÁ EM MAX</text:span><text:span text:style-name="T31">)-width: 1000px )" srcset="Imagens/foto-m.png" type="image/</text:span><text:span text:style-name="T32">png(NÃO ESQUEÇA DE INSERIR O FORMATO DA IMAGEM)</text:span><text:span text:style-name="T31">"&gt; IMAGEM MÉDIA</text:span></text:p>
      <text:p text:style-name="P5" loext:marker-style-name="T6"><text:span text:style-name="T13"><text:s text:c="8"/></text:span><text:span text:style-name="T6">&lt;img src="Imagens/foto-g.png" alt="Imagem Flexível"&gt; IMAGEM GRANDE</text:span></text:p>
      <text:p text:style-name="P5" loext:marker-style-name="T13"><text:span text:style-name="T13"><text:s text:c="4"/>&lt;/picture&gt;</text:span><text:span text:style-name="T13"/></text:p>
      <text:p text:style-name="P5" loext:marker-style-name="T14"><text:span text:style-name="T14">ADICIONAR ÁUDIO </text:span><text:span text:style-name="T14"/></text:p>
      <text:p text:style-name="P5" loext:marker-style-name="T13"><text:span text:style-name="T13">Existem duas maneiras, a mais simples é pela tag</text:span><text:span text:style-name="T13"/></text:p>
      <text:p text:style-name="P5" loext:marker-style-name="T13"><text:span text:style-name="T13">&lt;audio src="midia/musica.mp3" controls autoplay&gt;&lt;/audio&gt; </text:span><text:span text:style-name="T13"/></text:p>
      <text:p text:style-name="P5" loext:marker-style-name="T15"><text:span text:style-name="T15">OBS: Dependendo do navegador, o autoplay não funciona</text:span><text:span text:style-name="T15"/></text:p>
      <text:p text:style-name="P5" loext:marker-style-name="T15"><text:span text:style-name="T17">Os formatos que se podem usar para áudio são MP3, WAV(evite, muito pesado) e OGG</text:span><text:span text:style-name="T15"/></text:p>
      <text:p text:style-name="P5" loext:marker-style-name="T17"><text:soft-page-break/><text:span text:style-name="T17">E também tem essa forma, é importante colcoar vários formatos de audio, pois nem todos os navegadores tem compatibilidade com alguns formatos</text:span><text:span text:style-name="T17"/></text:p>
      <text:p text:style-name="P5" loext:marker-style-name="T17"><text:span text:style-name="T17"><text:s/>&lt;audio preload="</text:span><text:span text:style-name="T18">metadata</text:span><text:span text:style-name="T17">" controls autoplay&gt; - </text:span><text:span text:style-name="T18">Verificar qual a melhor opção, auto, metadata ou none </text:span></text:p>
      <text:p text:style-name="P5" loext:marker-style-name="T17"><text:span text:style-name="T17"><text:s text:c="4"/>&lt;source src="midia/musica.mp3" type="audio/mpeg"&gt;</text:span><text:span text:style-name="T17"/></text:p>
      <text:p text:style-name="P5" loext:marker-style-name="T17"><text:span text:style-name="T17"><text:s text:c="3"/>&lt;/audio&gt;</text:span><text:span text:style-name="T17"/></text:p>
      <text:p text:style-name="P14" loext:marker-style-name="T17"/>
      <text:p text:style-name="P5" loext:marker-style-name="T18"><text:span text:style-name="T18">ADICIONAR VÍDEOS - SERVIDOR PROPRIO - </text:span><text:span text:style-name="T18"/></text:p>
      <text:p text:style-name="P5" loext:marker-style-name="T26"><text:span text:style-name="T26">IMPORTANTE, HOSPEDAR NO PROPRIO SERVIDOR GERA UM CUSTO ELEVADO DE HOSPEDAGEM DE SITE, SEMPRE CONVERSE COM SEU CLIENTE SOBRE ISSO. </text:span><text:span text:style-name="T26"/></text:p>
      <text:p text:style-name="P15" loext:marker-style-name="T18"/>
      <text:p text:style-name="P5" loext:marker-style-name="T17"><text:span text:style-name="T17">Existem duas formas de colocar vídeos, igual ao de áudio, a forma simplificada </text:span><text:span text:style-name="T17"/></text:p>
      <text:p text:style-name="P5" loext:marker-style-name="T17"><text:span text:style-name="T17">&lt;video src="midia/Meuvideonovo.mp4" width="300" controls&gt;&lt;/video&gt;</text:span><text:span text:style-name="T17"/></text:p>
      <text:p text:style-name="P5" loext:marker-style-name="T17"><text:span text:style-name="T17">e também a mais elaborada, para que se inclua vários formatos de video, no caso de não ter compatibilidade com algum video </text:span><text:span text:style-name="T17"/></text:p>
      <text:p text:style-name="P14" loext:marker-style-name="T17"/>
      <text:p text:style-name="P5" loext:marker-style-name="T17"><text:span text:style-name="T17"><text:s/>&lt;video width="300" </text:span><text:span text:style-name="T7">poster="imagens/passaro.png" (Essa é capa do vídeo) </text:span><text:span text:style-name="T17">controls&gt;</text:span></text:p>
      <text:p text:style-name="P5" loext:marker-style-name="T17"><text:span text:style-name="T17"><text:s text:c="8"/>&lt;source src="midia/Meuvideonovo.mp4" type="video/mp4"&gt;</text:span><text:span text:style-name="T17"/></text:p>
      <text:p text:style-name="P5" loext:marker-style-name="T17"><text:span text:style-name="T17"><text:s text:c="8"/>&lt;source src="midia/Meuvideonovo.ogv" type="video/ogv"&gt;</text:span><text:span text:style-name="T17"/></text:p>
      <text:p text:style-name="P5" loext:marker-style-name="T17"><text:span text:style-name="T17"><text:s text:c="8"/>&lt;source src="midia/Meuvideo.webm" type="video/webm"&gt;</text:span><text:span text:style-name="T17"/></text:p>
      <text:p text:style-name="P5" loext:marker-style-name="T17"><text:span text:style-name="T17"><text:s text:c="8"/>&lt;p&gt;Seu navegador não tem compatibilidade com reprodução de vídeos.&lt;/p&gt;</text:span><text:span text:style-name="T17"/></text:p>
      <text:p text:style-name="P5" loext:marker-style-name="T18"><text:span text:style-name="T18">ADICIONAR VÍDEOS - HOSPEDAGEM DE OUTROS SITES </text:span><text:span text:style-name="T18"/></text:p>
      <text:p text:style-name="P5" loext:marker-style-name="T17"><text:span text:style-name="T17">Uma dica é o youtube ou o vimeo, yt é gratuito, mas é publico, e o vimeo tem que pagar, mas o valor é muito menor que o serviço de hospedagem. </text:span><text:span text:style-name="T17"/></text:p>
      <text:p text:style-name="P5" loext:marker-style-name="T17"><text:span text:style-name="T17">OBS: para adicionar o codigo do video, copie o código do site e só cole apos o titulo, não precisa de &lt;video&gt;, ex:</text:span><text:span text:style-name="T17"/></text:p>
      <text:p text:style-name="P5" loext:marker-style-name="T17"><text:span text:style-name="T17">&lt;body&gt;</text:span><text:span text:style-name="T17"/></text:p>
      <text:p text:style-name="P5" loext:marker-style-name="T17"><text:span text:style-name="T17"><text:s text:c="4"/>&lt;h1&gt;Home - Matthew Hall &lt;/h1&gt;</text:span><text:span text:style-name="T17"/></text:p>
      <text:p text:style-name="P5" loext:marker-style-name="T17"><text:span text:style-name="T17"><text:s text:c="8"/>&lt;iframe width="560" height="315" src="</text:span><text:a xlink:type="simple" xlink:href="https://www.youtube.com/embed/AEXPV3SU3RE?si=iKDp7lAnYPZT5AeP" text:style-name="Standard" text:visited-style-name="Standard"><text:span text:style-name="T17">https://www.youtube.com/embed/AEXPV3SU3RE?si=iKDp7lAnYPZT5AeP</text:span></text:a><text:span text:style-name="T17">" title="YouTube video player" frameborder="0" allow="accelerometer; autoplay; clipboard-write; encrypted-media; gyroscope; picture-in-picture; web-share" allowfullscreen&gt;&lt;/iframe&gt;</text:span></text:p>
      <text:p text:style-name="P5" loext:marker-style-name="T17"><text:span text:style-name="T17">&lt;/body&gt;</text:span><text:span text:style-name="T17"/></text:p>
      <text:p text:style-name="P5" loext:marker-style-name="T27"><text:soft-page-break/><text:span text:style-name="T27">OBSERVAÇÕES IMPORTANTES</text:span><text:span text:style-name="T27"/></text:p>
      <text:p text:style-name="P14" loext:marker-style-name="T17"/>
      <text:p text:style-name="P5" loext:marker-style-name="T17"><text:span text:style-name="T17">No meio do código, caso precise escrever esses simbolos &lt; &gt;, você precisara escrever &amp;lt; (&lt;) e &amp;gt; (&gt;) para mostrar no texto, pois caso você coloque o simbolo mesmo, o código irá interpretar como uma tag. </text:span><text:span text:style-name="T17"/></text:p>
      <text:p text:style-name="P5" loext:marker-style-name="T17"><text:span text:style-name="T17">Para adicionar simbolos especiais, vide os códigos no arquivo pdf, sempre com o simbolo &amp; na frente, ex: &amp;reg; &amp;copy; &amp;trade;</text:span><text:span text:style-name="T17"/></text:p>
      <text:p text:style-name="P5" loext:marker-style-name="T17"><text:span text:style-name="T17">Para adicionar Emojis, acesse o site Emojipedia.org, escolha o emoji, vá na parte que cita a informação do código exadecimal, no caso do coração com estrelas é U+1F496, copie apenas a parte 1F496, no código html, escreva &amp;#x1F496; não esqueça de acrescentar &amp;#x, código do emoji e ;</text:span><text:span text:style-name="T17"/></text:p>
      <text:p text:style-name="P5" loext:marker-style-name="T17"><text:span text:style-name="T17">FAVICON - no código html, vá na parte head, no visual studio, digite link, e selecione link favicon, selecione o favicon que está na pasta do seu computador. A imagem sempre tem que ter a extensão .ico</text:span><text:span text:style-name="T17"/></text:p>
      <text:p text:style-name="P5" loext:marker-style-name="T17"><text:span text:style-name="T17">TITULOS: A hierarquia dos titulos vai do h1 até o h6, sendo h1 o maior e h6 o menor</text:span><text:span text:style-name="T17"/></text:p>
      <text:p text:style-name="P5" loext:marker-style-name="T17"><text:span text:style-name="T17">ATALHOS NO VSTUDIO - CTRL + SHIFT + P </text:span><text:span text:style-name="T17"/></text:p>
      <text:p text:style-name="P5" loext:marker-style-name="T17"><text:span text:style-name="T17">CRIEI UM ATALHO PARA INCLUIR A TAG MAIS FACIL EM FRASES QUE NÃO FORAM INCLUIDAS,: SELECIONE O QUE VOCÊ QUER COLOCAR EM TAG, CLIQUE EM CTRL + \ - NA PARTE SUPERIOR <text:s/>DIGITE A TAG, POR EXEMPLO P E DE ENTER, AUTOMATICAMENTE IRÁ COLOCAR O QUE VOCÊ SELECIONOU DENTRO DA TAG &lt;p&gt; &lt;/p&gt;</text:span><text:span text:style-name="T17"/></text:p>
      <text:p text:style-name="P5" loext:marker-style-name="T17"><text:span text:style-name="T17">Para pular de linha, sem quebrar ela com o enter, clique em ctrl + enter, ele abrirá uma linha nova abaixo da que você terminou de escrever, caso precise adicionar uma linha nova acima clique em ctrl + shift + enter</text:span><text:span text:style-name="T17"/></text:p>
      <text:p text:style-name="P5" loext:marker-style-name="T17"><text:span text:style-name="T17">Para mudar várias linhas ao mesmo tempo, para incluir a mesma coisa, pressione o ALT sempre, e clique aonde você quer adicionar os itens,</text:span><text:span text:style-name="T17"/></text:p>
      <text:p text:style-name="P14" loext:marker-style-name="T17"/>
      <text:p text:style-name="P5" loext:marker-style-name="T17"><text:span text:style-name="T17">ATALHO PARA ADICIONAR COMENTÁRIO CTRL + ; </text:span><text:span text:style-name="T17"/></text:p>
      <text:p text:style-name="P55" loext:marker-style-name="T28"/>
      <text:p text:style-name="P5" loext:marker-style-name="T28"><text:span text:style-name="T28">CSS</text:span><text:span text:style-name="T28"/></text:p>
      <text:p text:style-name="P5" loext:marker-style-name="T28"><text:span text:style-name="T18">Estilo inline</text:span><text:span text:style-name="T28"/></text:p>
      <text:p text:style-name="P5" loext:marker-style-name="T17"><text:span text:style-name="T17">São códigos de css (estilos ) que ficam nas tags do html, alterando uma tag por uma. É recomendado para serviços apenas pontuais, mas não irá ser utilizado no dia a dia, pois é muito trabalhoso. Ex:</text:span><text:span text:style-name="T17"/></text:p>
      <text:p text:style-name="P5" loext:marker-style-name="T17"><text:span text:style-name="T17">&lt;h1 style="color: rgb(64, 25, 90); background-color: rgb(181, 159, 204); font-size: 1.5em;"&gt;Capítulo 01&lt;/h1&gt;</text:span><text:span text:style-name="T17"/></text:p>
      <text:p text:style-name="P5" loext:marker-style-name="T17"><text:span text:style-name="T17">VEJA COMO ESTÁ MISTURADO EM APENAS UMA LINHA A TAG SINALIZANDO SER UM TITULO, O STYLE CONFIGURANDO O ESTILO E DEPOIS O TEXTO QUE IRÁ NO TITULO, FICA CONFUSO.</text:span><text:span text:style-name="T17"/></text:p>
      <text:p text:style-name="P14" loext:marker-style-name="T17"/>
      <text:p text:style-name="P5" loext:marker-style-name="T18"><text:soft-page-break/><text:span text:style-name="T18">Estilo Internos/Locais</text:span><text:span text:style-name="T18"/></text:p>
      <text:p text:style-name="P5" loext:marker-style-name="T17"><text:span text:style-name="T17">Eles são um código de css mais organizados, que ficam dentro da tag &lt;head&gt; criando uma tag &lt;style&gt;, mas elas servem apenas para alterar uma página por vez, caso precisa fazer uma configuração em um site com 30 páginas, esse estilo não irá atender. , ex</text:span><text:span text:style-name="T17"/></text:p>
      <text:p text:style-name="P5" loext:marker-style-name="T17"><text:span text:style-name="T17">&lt;head&gt;</text:span><text:span text:style-name="T17"/></text:p>
      <text:p text:style-name="P5" loext:marker-style-name="T16"><text:span text:style-name="T17"><text:s text:c="4"/></text:span><text:span text:style-name="T15">NÃO IMPORTA O LUGAR AONDE COLOCAR A TAG STYLE DENTRO DE HEAD</text:span></text:p>
      <text:p text:style-name="P5" loext:marker-style-name="T18"><text:span text:style-name="T18"><text:s text:c="4"/>&lt;style&gt;</text:span><text:span text:style-name="T18"/></text:p>
      <text:p text:style-name="P5" loext:marker-style-name="T18"><text:span text:style-name="T18"><text:s text:c="6"/>body{ </text:span><text:span text:style-name="T18"/></text:p>
      <text:p text:style-name="P5" loext:marker-style-name="T18"><text:span text:style-name="T18"><text:s text:c="8"/>background-color: rgb(168, 150, 185);</text:span><text:span text:style-name="T18"/></text:p>
      <text:p text:style-name="P5" loext:marker-style-name="T18"><text:span text:style-name="T18"><text:s text:c="8"/>font-size: 18px;</text:span><text:span text:style-name="T18"/></text:p>
      <text:p text:style-name="P5" loext:marker-style-name="T18"><text:span text:style-name="T18"><text:s text:c="8"/>font-family: Georgia, 'Times New Roman', Times, serif;</text:span><text:span text:style-name="T18"/></text:p>
      <text:p text:style-name="P5" loext:marker-style-name="T8"><text:span text:style-name="T18"><text:s text:c="6"/>}</text:span><text:span text:style-name="T8"/></text:p>
      <text:p text:style-name="P5" loext:marker-style-name="T8"><text:span text:style-name="T8"><text:s text:c="6"/>h1{</text:span><text:span text:style-name="T8"/></text:p>
      <text:p text:style-name="P5" loext:marker-style-name="T8"><text:span text:style-name="T8"><text:s text:c="8"/>color: rgb(73, 49, 95);</text:span><text:span text:style-name="T8"/></text:p>
      <text:p text:style-name="P5" loext:marker-style-name="T8"><text:span text:style-name="T8"><text:s text:c="8"/>background-color: rgb(153, 133, 172); (PARA ENTENDER, OLHE A OBS ABAIXO)</text:span><text:span text:style-name="T8"/></text:p>
      <text:p text:style-name="P5" loext:marker-style-name="T8"><text:span text:style-name="T8"><text:s text:c="6"/>}</text:span><text:span text:style-name="T8"/></text:p>
      <text:p text:style-name="P5" loext:marker-style-name="T18"><text:span text:style-name="T18"><text:s text:c="6"/>h2{</text:span><text:span text:style-name="T18"/></text:p>
      <text:p text:style-name="P5" loext:marker-style-name="T18"><text:span text:style-name="T18"><text:s text:c="8"/>color: rgb(94, 64, 122);</text:span><text:span text:style-name="T18"/></text:p>
      <text:p text:style-name="P5" loext:marker-style-name="T18"><text:span text:style-name="T18"><text:s text:c="6"/>}</text:span><text:span text:style-name="T18"/></text:p>
      <text:p text:style-name="P5" loext:marker-style-name="T18"><text:span text:style-name="T18"><text:s text:c="6"/>p{</text:span><text:span text:style-name="T18"/></text:p>
      <text:p text:style-name="P5" loext:marker-style-name="T18"><text:span text:style-name="T18"><text:s text:c="8"/>text-align: justify;</text:span><text:span text:style-name="T18"/></text:p>
      <text:p text:style-name="P5" loext:marker-style-name="T18"><text:span text:style-name="T18"><text:s text:c="6"/>}</text:span><text:span text:style-name="T18"/></text:p>
      <text:p text:style-name="P5" loext:marker-style-name="T18"><text:span text:style-name="T18"><text:s text:c="4"/>&lt;/style&gt;</text:span><text:span text:style-name="T18"/></text:p>
      <text:p text:style-name="P5" loext:marker-style-name="T17"><text:span text:style-name="T17">&lt;/head&gt;</text:span><text:span text:style-name="T17"/></text:p>
      <text:p text:style-name="P5" loext:marker-style-name="T8"><text:span text:style-name="T17">OBS: </text:span><text:span text:style-name="T8">APÓS ESPECIFICAR O QUE QUER ALTERAR NO MEIO DAS CHAVES COLOQUE AS ALTERAÇÕES DE ESTILOS. PARA CADA PARTE SE ABRE E FECHA CHAVES, POR EXEMPLO, ALTERAR APENAS A COR DO H1 ABRE CHAVES E FECHA CHAVES, ALTERAR APENAS A FONTE DAS LETRAS DOS PARAGRAFOS, ABRE CHAVES E FECHA.</text:span></text:p>
      <text:p text:style-name="P15" loext:marker-style-name="T18"/>
      <text:p text:style-name="P5" loext:marker-style-name="T18"><text:span text:style-name="T18">Estilo Externo</text:span><text:span text:style-name="T18"/></text:p>
      <text:p text:style-name="P5" loext:marker-style-name="T17"><text:soft-page-break/><text:span text:style-name="T17">Para fazer alterações simultaneas em várias páginas, se usa esse estilo, você irá criar uma nova aba no visual studio, igual se cria o index.html, mas o final será .css</text:span><text:span text:style-name="T17"/></text:p>
      <text:p text:style-name="P5" loext:marker-style-name="T17"><text:span text:style-name="T17">Logo que criar a página, coloque essa regra </text:span><text:span text:style-name="T16">@charset "UTF-8";</text:span><text:span text:style-name="T15"> </text:span><text:span text:style-name="T17">ela serve para não gerar incompatibilidade com simbolos, é apenas para css.</text:span></text:p>
      <text:p text:style-name="P5" loext:marker-style-name="T17"><text:span text:style-name="T17">Irá fazer todos os ajustes de estilos nessa página, </text:span><text:span text:style-name="T17"/></text:p>
      <text:p text:style-name="P5" loext:marker-style-name="T17"><text:span text:style-name="T17">Para que a página de html reconheça essa alteração de estilo, dentro de head, adicione <text:s/>&lt;link rel="stylesheet" href="</text:span><text:span text:style-name="T33">style.css(AQUI É O NOME DO ARQUIVO)</text:span><text:span text:style-name="T17">"&gt;, se o seu site tiver 15 páginas diferentes e você quiser que siga o mesmo estilo, deverá colocar esse link em todas.</text:span></text:p>
      <text:p text:style-name="P5" loext:marker-style-name="T17"><text:span text:style-name="T17">OBS: Caso precise fazer uma alteração especifica em uma página só em um item especifico, pode usar os outros estilos acima, lembrando que tem uma hierarquia de importância, estilo inline é a que vai prevalecer de todas, estilo interno, irá prevalecer apenas sobre o estilo externo, e se feita as alterações com esses estilos, o estilo externo irá ser cancelado na parte especificada.</text:span><text:span text:style-name="T17"/></text:p>
      <text:p text:style-name="P14" loext:marker-style-name="T17"/>
      <text:p text:style-name="P5" loext:marker-style-name="T18"><text:span text:style-name="T18">CORES NO CSS</text:span><text:span text:style-name="T18"/></text:p>
      <text:p text:style-name="P5" loext:marker-style-name="T17"><text:span text:style-name="T17">Existem 4 formas de incluir cores no css:</text:span><text:span text:style-name="T17"/></text:p>
      <text:p text:style-name="P5" loext:marker-style-name="T17"><text:span text:style-name="T17">Representação por nomes: &lt;h2 </text:span><text:span text:style-name="T18">style="background-color: blue; color: azure;"&gt;</text:span><text:span text:style-name="T17">Exemplos de Cores&lt;/h2&gt;</text:span></text:p>
      <text:p text:style-name="P5" loext:marker-style-name="T17"><text:span text:style-name="T17">Representação por códigos hexadecimais: &lt;h2 style</text:span><text:span text:style-name="T18">="background-color: #0000ff; color: #f0ffff;"</text:span><text:span text:style-name="T17">&gt;Exemplos de Cores&lt;/h2&gt;</text:span></text:p>
      <text:p text:style-name="P5" loext:marker-style-name="T17"><text:span text:style-name="T17">Representação em RGB (RED, GREEN, BLUE): <text:s/>&lt;h2 </text:span><text:span text:style-name="T18">style="background-color: rgb(0, 0, 255); color: rgb(240, 255, 255);"</text:span><text:span text:style-name="T17">&gt;Exemplos de Cores&lt;/h2&gt;</text:span></text:p>
      <text:p text:style-name="P5" loext:marker-style-name="T17"><text:span text:style-name="T17">Representação por HSL (Hue, Saturation, Luminosity): &lt;h2 </text:span><text:span text:style-name="T18">style="background-color: hsl(240, 100%, 50%); color: hsl(180, 100%, 97</text:span><text:span text:style-name="T17">%);"&gt;Exemplos de Cores&lt;/h2&gt;</text:span></text:p>
      <text:p text:style-name="P15" loext:marker-style-name="T18"/>
      <text:p text:style-name="P5" loext:marker-style-name="T21"><text:span text:style-name="T21">CONFIGURAÇÃO GLOBAL CSS</text:span><text:span text:style-name="T21"/></text:p>
      <text:p text:style-name="P5" loext:marker-style-name="T22"><text:span text:style-name="T22">Dentro de &lt;head&gt;</text:span><text:span text:style-name="T22"/></text:p>
      <text:p text:style-name="P5" loext:marker-style-name="T22"><text:span text:style-name="T22">*{</text:span><text:span text:style-name="T22"/></text:p>
      <text:p text:style-name="P5" loext:marker-style-name="T22"><text:span text:style-name="T22">height:100%</text:span><text:span text:style-name="T22"/></text:p>
      <text:p text:style-name="P5" loext:marker-style-name="T22"><text:span text:style-name="T22">}</text:span><text:span text:style-name="T22"/></text:p>
      <text:p text:style-name="P55" loext:marker-style-name="T28"/>
      <text:p text:style-name="P5" loext:marker-style-name="T18"><text:span text:style-name="T18">background-attachment: fixed; - </text:span><text:span text:style-name="T17">Deixar a cor de fundo fixa quando for rolar o site</text:span></text:p>
      <text:p text:style-name="P15" loext:marker-style-name="T18"/>
      <text:p text:style-name="P5" loext:marker-style-name="T18"><text:span text:style-name="T18">CRIAR DEGRADE NO CSS </text:span><text:span text:style-name="T18"/></text:p>
      <text:p text:style-name="P15" loext:marker-style-name="T18"><text:soft-page-break/></text:p>
      <text:p text:style-name="P5" loext:marker-style-name="T18"><text:span text:style-name="T18">body{</text:span><text:span text:style-name="T18"/></text:p>
      <text:p text:style-name="P5" loext:marker-style-name="T18"><text:span text:style-name="T18"><text:s text:c="11"/>background-image: linear-gradient( to </text:span><text:span text:style-name="T8">bottom(é a posição de onde começa o gradiente)</text:span><text:span text:style-name="T18"> ,#FF6F59 ,#254441,#43AA8B,#B2B09B,#EF3054) ;</text:span></text:p>
      <text:p text:style-name="P5" loext:marker-style-name="T18"><text:span text:style-name="T18"><text:s text:c="8"/>background-attachment: fixed;</text:span><text:span text:style-name="T18"/></text:p>
      <text:p text:style-name="P5" loext:marker-style-name="T18"><text:span text:style-name="T18"><text:s text:c="8"/>}</text:span><text:span text:style-name="T18"/></text:p>
      <text:p text:style-name="P5" loext:marker-style-name="T21"><text:span text:style-name="T21">ALINHAMENTO DE TEXTOS CSS</text:span><text:span text:style-name="T21"/></text:p>
      <text:p text:style-name="P5" loext:marker-style-name="T22"><text:span text:style-name="T22">No style, dentro do que você quer alinhar, digite text-align e escolha qual o alinhamento quer, </text:span><text:span text:style-name="T22"/></text:p>
      <text:p text:style-name="P5" loext:marker-style-name="T21"><text:span text:style-name="T22">text-indent: - É para criar o espaço no inicio dos paragrafos </text:span><text:span text:style-name="T21"/></text:p>
      <text:p text:style-name="P15" loext:marker-style-name="T18"/>
      <text:p text:style-name="P5" loext:marker-style-name="T21"><text:span text:style-name="T21">TAMANHO DE FONTES E SUAS MEDIDAS</text:span><text:span text:style-name="T21"/></text:p>
      <text:p text:style-name="P18" loext:marker-style-name="T21"/>
      <text:p text:style-name="P5" loext:marker-style-name="T21"><text:span text:style-name="T21">Medidas Absolutas: </text:span><text:span text:style-name="T22">cm, mm, in(polegadas), px, pt, pc.</text:span></text:p>
      <text:p text:style-name="P5" loext:marker-style-name="T17"><text:span text:style-name="T21">Medidas Relativas: </text:span><text:span text:style-name="T22">em, ex, rem, vw, vh, %.</text:span></text:p>
      <text:p text:style-name="P5" loext:marker-style-name="T23"><text:span text:style-name="T23">SEMPRE SIGA AS RECOMENDAÇÕES DA W3C, E RECOMENDA-SE USAR EM E PX</text:span><text:span text:style-name="T23"/></text:p>
      <text:p text:style-name="P54" loext:marker-style-name="T23"/>
      <text:p text:style-name="P5" loext:marker-style-name="T22"><text:span text:style-name="T22">Obs: As melhores medidas para se usarem são em e px, de preferencia ao em, pois ele é um valor relativo ao tamanho da fonte original, se usar px, tem algumas telas que usam pixels diferentes, e isso pode causar alteração no tamanho das fontes</text:span><text:span text:style-name="T22"/></text:p>
      <text:p text:style-name="P47" loext:marker-style-name="T22"/>
      <text:p text:style-name="P5" loext:marker-style-name="T21"><text:span text:style-name="T21">PESO DAS FONTES </text:span><text:span text:style-name="T21"/></text:p>
      <text:p text:style-name="P5" loext:marker-style-name="T22"><text:span text:style-name="T22">Não se pode usar fontes simples, a fonte tem que ser habilitada para usar o peso.</text:span><text:span text:style-name="T22"/></text:p>
      <text:p text:style-name="P5" loext:marker-style-name="T22"><text:span text:style-name="T21">font-weight</text:span><text:span text:style-name="T22">: para indicar o peso, que é deixar a fonte com mais negrito, começando do mais leve para o mais pesado: lighter, normal, bold e bolder, ou então numerica, começa do 100 e vai até 900.</text:span></text:p>
      <text:p text:style-name="P5" loext:marker-style-name="T22"><text:span text:style-name="T21">font-style: </text:span><text:span text:style-name="T22">é para deixar em itálico </text:span></text:p>
      <text:p text:style-name="P5" loext:marker-style-name="T22"><text:span text:style-name="T21">text-decoration: underline: </text:span><text:span text:style-name="T22">para sublinhado. </text:span></text:p>
      <text:p text:style-name="P5" loext:marker-style-name="T22"><text:span text:style-name="T22">no código irá ser colocado dessa forma:</text:span><text:span text:style-name="T22"/></text:p>
      <text:p text:style-name="P5" loext:marker-style-name="T30"><text:span text:style-name="T30">font-family: sans-serif;</text:span><text:span text:style-name="T30"/></text:p>
      <text:p text:style-name="P5" loext:marker-style-name="T34"><text:soft-page-break/><text:span text:style-name="T34">font-weight: bolder;</text:span><text:span text:style-name="T34"/></text:p>
      <text:p text:style-name="P5" loext:marker-style-name="T9"><text:span text:style-name="T9">font-style: italic;</text:span><text:span text:style-name="T9"/></text:p>
      <text:p text:style-name="P5" loext:marker-style-name="T35"><text:span text:style-name="T35">font-size: 3em;</text:span><text:span text:style-name="T35"/></text:p>
      <text:p text:style-name="P5" loext:marker-style-name="T22"><text:span text:style-name="T21">OBS: </text:span><text:span text:style-name="T22">Existe uma maneira de simplificar o código usando </text:span><text:span text:style-name="T27">shorthand font</text:span><text:span text:style-name="T22">, que é um resumo com apenas o nome dos itens, mas tem que ser utilizado </text:span><text:span text:style-name="T23">exatamente</text:span><text:span text:style-name="T22"> na ordem abaixo:</text:span></text:p>
      <text:p text:style-name="P5" loext:marker-style-name="T22"><text:span text:style-name="T9">font-style </text:span><text:span text:style-name="T22">-&gt; </text:span><text:span text:style-name="T34">font-weight </text:span><text:span text:style-name="T22">-&gt; </text:span><text:span text:style-name="T35">font-size </text:span><text:span text:style-name="T22">-&gt;</text:span><text:span text:style-name="T30">font-family</text:span></text:p>
      <text:p text:style-name="P5" loext:marker-style-name="T22"><text:span text:style-name="T22">No código terá que ficar assim:</text:span><text:span text:style-name="T22"/></text:p>
      <text:p text:style-name="P5" loext:marker-style-name="T30"><text:span text:style-name="T22">font: </text:span><text:span text:style-name="T9">italic</text:span><text:span text:style-name="T22"> </text:span><text:span text:style-name="T34">bolder</text:span><text:span text:style-name="T22"> </text:span><text:span text:style-name="T35">3em</text:span><text:span text:style-name="T22"> </text:span><text:span text:style-name="T30">sans-serif</text:span></text:p>
      <text:p text:style-name="P57" loext:marker-style-name="T30"/>
      <text:p text:style-name="P5" loext:marker-style-name="T21"><text:span text:style-name="T21">ADICIONAR FONTES DO GOOGLE FONTS</text:span><text:span text:style-name="T21"/></text:p>
      <text:p text:style-name="P5" loext:marker-style-name="T22"><text:span text:style-name="T22">Acesse o link do google fonts, selecione a fonte, vá em download e copie e cole o códifo que começa com @</text:span><text:span text:style-name="T22"/></text:p>
      <text:p text:style-name="P5" loext:marker-style-name="T22"><text:span text:style-name="T22">Essa parte que começa com @ tem que ficar no inicio do código css, depois de style, ou então se for em uma pagina separada, lá no inicio depois de @charchet, não pode estar dentro de uma classe, depois dentro de uma classe, ex body, você expecifica a font-family com o nome da fonte que escolheu</text:span><text:span text:style-name="T22"/></text:p>
      <text:p text:style-name="P47" loext:marker-style-name="T22"/>
      <text:p text:style-name="P5" loext:marker-style-name="T21"><text:span text:style-name="T21">ADICIONAR FONTES EXTERNAS DE OUTRO SITE </text:span><text:span text:style-name="T21"/></text:p>
      <text:p text:style-name="P5" loext:marker-style-name="T22"><text:span text:style-name="T22">Acesse o site da fonte e faça o download do arquivo da fonte, caso o cliente já tenha uma fonte especifica, siga os mesmos passos. </text:span><text:span text:style-name="T22"/></text:p>
      <text:p text:style-name="P5" loext:marker-style-name="T22"><text:span text:style-name="T22">Coloque os arquivos das fontes na pasta do seu código, sempre crie uma pasta fontes para que fique organizado. </text:span><text:span text:style-name="T22"/></text:p>
      <text:p text:style-name="P5" loext:marker-style-name="T22"><text:span text:style-name="T22">No seu código, logo abaixo de style, você vai incluir uma regra, @font-face, irá colocar um nome para a fonte em font-family e em url coloca exatamente o nome do arquivo que foi baixado, e depois format, que é o formato da fonte, veja como ficará no código</text:span><text:span text:style-name="T22"/></text:p>
      <text:p text:style-name="P5" loext:marker-style-name="T22"><text:span text:style-name="T22"><text:s/></text:span><text:span text:style-name="T22"/></text:p>
      <text:p text:style-name="P5" loext:marker-style-name="T22"><text:span text:style-name="T22">@font-face {</text:span><text:span text:style-name="T22"/></text:p>
      <text:p text:style-name="P5" loext:marker-style-name="T22"><text:span text:style-name="T22"><text:s text:c="12"/>font-family: Infinitely;</text:span><text:span text:style-name="T22"/></text:p>
      <text:p text:style-name="P5" loext:marker-style-name="T22"><text:span text:style-name="T22"><text:s text:c="12"/>src: url</text:span><text:span text:style-name="T9">('fonte/(SE AS FONTES ESTIVEREM EM UMA PASTA, TEM QUE COLOCAR O NOME DA PASTA TAMBÉM)</text:span><text:span text:style-name="T22">Infinitely Free.</text:span><text:span text:style-name="T34">otf(NO FINAL DO NOME DA FONTE, TEM QUE ADICIONAR A EXTENSÃO DA FONTE)</text:span><text:span text:style-name="T22">') format('</text:span><text:span text:style-name="T34">opentype</text:span><text:span text:style-name="T22">'), url('fonte/Infinitely Free.ttf') format('truetype');</text:span></text:p>
      <text:p text:style-name="P47" loext:marker-style-name="T22"><text:soft-page-break/></text:p>
      <text:p text:style-name="P5" loext:marker-style-name="T21"><text:span text:style-name="T21">TIPOS DE EXTENSÕES DE FONTES (FORMAT)</text:span><text:span text:style-name="T21"/></text:p>
      <text:p text:style-name="P5" loext:marker-style-name="T22"><text:span text:style-name="T22">Opentype (otf), truetype(ttf), embedded-opentype, truetype-aat(Apple Advanced Typography), svg</text:span><text:span text:style-name="T22"/></text:p>
      <text:p text:style-name="P47" loext:marker-style-name="T22"/>
      <text:p text:style-name="P5" loext:marker-style-name="T22"><text:span text:style-name="T22">Sites para identificação de fontes em imagens: </text:span><text:span text:style-name="T22"/></text:p>
      <text:p text:style-name="P5" loext:marker-style-name="T22"><text:span text:style-name="T22">Usando o WhatFontIs</text:span><text:span text:style-name="T22"/></text:p>
      <text:p text:style-name="P5" loext:marker-style-name="T22"><text:span text:style-name="T22">Usando o Font Squirrel</text:span><text:span text:style-name="T22"/></text:p>
      <text:p text:style-name="P5" loext:marker-style-name="T21"><text:span text:style-name="T22">Usando o MyFonts</text:span><text:span text:style-name="T21"/></text:p>
      <text:p text:style-name="P47" loext:marker-style-name="T22"/>
      <text:p text:style-name="P5" loext:marker-style-name="T21"><text:span text:style-name="T21">SELETORES PERSONALIZADOS </text:span><text:span text:style-name="T21"/></text:p>
      <text:p text:style-name="P18" loext:marker-style-name="T21"/>
      <text:p text:style-name="P5" loext:marker-style-name="T21"><text:span text:style-name="T21">EM HTML é id= em CSS é #</text:span><text:span text:style-name="T21"/></text:p>
      <text:p text:style-name="P5" loext:marker-style-name="T22"><text:span text:style-name="T21">EM HTML é class= em CSS é . (ponto final)</text:span><text:span text:style-name="T22"/></text:p>
      <text:p text:style-name="P5" loext:marker-style-name="T22"><text:span text:style-name="T22">No seu código se tem vários titulos h1, com as mesmas configurações, mas você precisa que um deles tenha outras configurações de estilo, você irá criar um id para esse h1 &lt;h1 id='personalizado </text:span><text:span text:style-name="T9">(pode ser qualquer nome)</text:span><text:span text:style-name="T22">'&gt; <text:s/>e no css irá criar outra chaves para esse h1 personalizado escrevendo assim h1#personalizado {.</text:span></text:p>
      <text:p text:style-name="P5" loext:marker-style-name="T9"><text:span text:style-name="T9">OBS: ID= SÓ PODE SER USADO UMA VEZ NO CÓDIGO, PARA UMA TAG E UMA CONFIGURAÇÃO APENAS, PARA ALTERAR MAIS LINHAS E ITENS, USE CLASS</text:span><text:span text:style-name="T9"/></text:p>
      <text:p text:style-name="P58" loext:marker-style-name="T9"/>
      <text:p text:style-name="P5" loext:marker-style-name="T22"><text:span text:style-name="T22">Class= tem a mesma função que o id=, porém pode ser usado várias vezes ao longo do código. </text:span><text:span text:style-name="T22"/></text:p>
      <text:p text:style-name="P47" loext:marker-style-name="T22"/>
      <text:p text:style-name="P5" loext:marker-style-name="T21"><text:span text:style-name="T21">PSEUDO CLASSES</text:span><text:span text:style-name="T21"/></text:p>
      <text:p text:style-name="P5" loext:marker-style-name="T21"><text:span text:style-name="T21">DIV:HOVER</text:span><text:span text:style-name="T21"/></text:p>
      <text:p text:style-name="P5" loext:marker-style-name="T22"><text:span text:style-name="T22">&lt;div&gt;&lt;/div&gt; - são caixas personalizaveis que se colocam conteudos, é um espaço</text:span><text:span text:style-name="T22"/></text:p>
      <text:p text:style-name="P5" loext:marker-style-name="T22"><text:span text:style-name="T22">: (dois pontos) são pseudo-classes, elas tem que estar relacionadas a um elemento ou uma classe, relacionados ao estado de determinado elemento. </text:span><text:span text:style-name="T22"/></text:p>
      <text:p text:style-name="P5" loext:marker-style-name="T22"><text:span text:style-name="T22">ex: </text:span><text:span text:style-name="T21">div:hover</text:span><text:span text:style-name="T22">, quando passar o mouse por cima, vai acontecer algo, e você configura o que vai acontecer </text:span></text:p>
      <text:p text:style-name="P5" loext:marker-style-name="T22"><text:soft-page-break/><text:span text:style-name="T22">EX02: Você consegue colocar paragrafos dentro das divs, <text:s/>elas serão paragrafos filhos, </text:span><text:span text:style-name="T22"/></text:p>
      <text:p text:style-name="P5" loext:marker-style-name="T22"><text:span text:style-name="T22">Para esconder o paragrafo que está dentro da div, vá em style, crie a div </text:span><text:span text:style-name="T9">&gt;(ESSE SIMBOLO FALA QUE O PARAGRAFO ESTÁ DENTRO DA DIV)</text:span><text:span text:style-name="T22"> p e escreva </text:span></text:p>
      <text:p text:style-name="P5" loext:marker-style-name="T22"><text:span text:style-name="T21">display: none</text:span><text:span text:style-name="T22">; que é para é para esconder o que está dentro do paragrafo, para passar o mouse por cima do texto e aparecer o paragrafo, inclua </text:span></text:p>
      <text:p text:style-name="P5" loext:marker-style-name="T22"><text:span text:style-name="T22">div:hover &gt;p {</text:span><text:span text:style-name="T22"/></text:p>
      <text:p text:style-name="P5" loext:marker-style-name="T22"><text:span text:style-name="T22">display: block</text:span><text:span text:style-name="T22"/></text:p>
      <text:p text:style-name="P5" loext:marker-style-name="T22"><text:span text:style-name="T22">}</text:span><text:span text:style-name="T22"/></text:p>
      <text:p text:style-name="P5" loext:marker-style-name="T22"><text:span text:style-name="T22">Então irá aparecer o que está oculto, esse código serve para menus. </text:span><text:span text:style-name="T22"/></text:p>
      <text:p text:style-name="P19" loext:marker-style-name="T22">FILHOS DIRETOS -TAG DENTRO DE TAG NO CSS</text:p>
      <text:p text:style-name="P48" loext:marker-style-name="T22"><text:span text:style-name="T71">Quando devemos usar o sinal de maior ( " &gt; " ) para manipular elementos que estão dentro de outros elementos (filho/children)? Talvez alguns de vocês estejam na dúvida, porque tem vezes que o Guanabara usa o sinal, e outras não... E às vezes, quando inserimos o sinal nos nossos seletores, as declarações simplesmente não tem efeito... </text:span></text:p>
      <text:p text:style-name="P48" loext:marker-style-name="T22"><text:span text:style-name="T71">ESCLARECENDO: </text:span></text:p>
      <text:p text:style-name="P48" loext:marker-style-name="T22"><text:span text:style-name="T71">Nesse caso, você precisa lembrar dos conceitos de COMBINADORES DE SELETORES, que nada mais é do que criar uma relação útil entre os seletores. </text:span></text:p>
      <text:p text:style-name="P48" loext:marker-style-name="T22"><text:span text:style-name="T71">Você usa o " &gt; " quando quer indicar que deseja estilizar um FILHO DIRETO de um elemento. Segue um exemplo:</text:span></text:p>
      <text:p text:style-name="P48" loext:marker-style-name="T22"><text:span text:style-name="T71"><text:s/>&lt;header&gt; </text:span></text:p>
      <text:p text:style-name="P48" loext:marker-style-name="T22"><text:span text:style-name="T71">&lt;h1&gt;&lt;/h1&gt; </text:span></text:p>
      <text:p text:style-name="P48" loext:marker-style-name="T22"><text:span text:style-name="T71">&lt;p&gt;&lt;/p&gt; </text:span></text:p>
      <text:p text:style-name="P48" loext:marker-style-name="T22"><text:span text:style-name="T71">&lt;/header&gt; </text:span></text:p>
      <text:p text:style-name="P48" loext:marker-style-name="T22"><text:span text:style-name="T71">No caso do exemplo acima, o "p" é um filho direto da div especial &lt;header&gt;, e portanto é um elemento de Primeiro Nível. Da mesma forma, veja que o "h1" identicamente é um filho direto de header e portanto é um elemento de Primeiro Nível também. É como se &lt;p&gt; e &lt;h1&gt; fossem IRMÃOS. </text:span></text:p>
      <text:p text:style-name="P48" loext:marker-style-name="T22"><text:span text:style-name="T71">Mas quando você NÃO USA o " &gt; ", você quer indicar os elementos que não são necessariamente filhos, mas são DESCENDENTES. Veja outro exemplo:</text:span></text:p>
      <text:p text:style-name="P48" loext:marker-style-name="T22"><text:span text:style-name="T71"><text:s/>&lt;main&gt; </text:span></text:p>
      <text:p text:style-name="P48" loext:marker-style-name="T22"><text:span text:style-name="T71"><text:tab/>&lt;article&gt; </text:span></text:p>
      <text:p text:style-name="P48" loext:marker-style-name="T22"><text:soft-page-break/><text:span text:style-name="T71">&lt;h1&gt;&lt;/h1&gt; </text:span></text:p>
      <text:p text:style-name="P48" loext:marker-style-name="T22"><text:span text:style-name="T71">&lt;/article&gt; </text:span></text:p>
      <text:p text:style-name="P48" loext:marker-style-name="T22"><text:span text:style-name="T71">&lt;/main&gt; </text:span></text:p>
      <text:p text:style-name="P48" loext:marker-style-name="T22"><text:span text:style-name="T71">SELETOR NÃO SIMPLIFICADO PARA O EXEMPLO ACIMA: " main &gt; article &gt; h1 {...} ". H1 é filho direto de article, que é filho direto de main.</text:span></text:p>
      <text:p text:style-name="P48" loext:marker-style-name="T22"><text:span text:style-name="T71"><text:s/>Tem como simplificar? Sim. Nesse caso, perceba que h1 é descendente de main (como se fosse um NETO ), então você pode DEIXAR DE USAR o " &gt; " sem problema nenhum, dessa forma estará indicando elementos que não são necessariamente filhos, e sim descendentes. Exemplo:</text:span></text:p>
      <text:p text:style-name="P48" loext:marker-style-name="T22"><text:span text:style-name="T71"><text:s/>MESMO SELETOR ANTERIOR, SÓ QUE SIMPLIFICADO: " main h1 {...} " </text:span></text:p>
      <text:p text:style-name="P48" loext:marker-style-name="T22"><text:span text:style-name="T71">Obs.: Se tivéssemos criado o seletor simplificado do exemplo acima, mas com o sinal " &gt; " ( ex: main &gt; h1 {...} ), não funcionaria porque esse h1 NÃO É FILHO DIRETO do main, e sim neto. Sendo que o sinal de maior ( "&gt;" ) serve apenas para indicar filhos diretos.</text:span></text:p>
      <text:p text:style-name="P48" loext:marker-style-name="T22"><text:span text:style-name="T71"><text:s/>É por isso que o Guanabara não usa o sinal de maior (&gt;) às vezes, ele está simplificando o seletor (quando possível). </text:span></text:p>
      <text:p text:style-name="P48" loext:marker-style-name="T22"><text:span text:style-name="T71">Isso facilita muito, porque você não precisará de uma pancada de classes e deixa o seu código mais limpo.</text:span> </text:p>
      <text:p text:style-name="P48" loext:marker-style-name="T22"/>
      <text:p text:style-name="P5" loext:marker-style-name="T22"><text:span text:style-name="T22">:visited - para tirar a cor dos links já acessados, sabe aquela cor padrão dos links, um tipo de violeta ? essa pseudoclasse serve para tirar aquela cor</text:span><text:span text:style-name="T22"/></text:p>
      <text:p text:style-name="P5" loext:marker-style-name="T22"><text:span text:style-name="T22">:hover - {text:decoration: underline} - serve para quando passar o mouse por cima, ele fique sublinhado e caso queira que troque de cor, coloque color.</text:span><text:span text:style-name="T22"/></text:p>
      <text:p text:style-name="P5" loext:marker-style-name="T22"><text:span text:style-name="T22">:active - é para mudar de cor enquanto o link está clicado </text:span><text:span text:style-name="T22"/></text:p>
      <text:p text:style-name="P47" loext:marker-style-name="T22"/>
      <text:p text:style-name="P5" loext:marker-style-name="T21"><text:span text:style-name="T21">PSEUDO-ELEMENTOS</text:span><text:span text:style-name="T21"/></text:p>
      <text:p text:style-name="P5" loext:marker-style-name="T22"><text:span text:style-name="T21">::(DUAS VEZES DOIS PONTOS) - </text:span><text:span text:style-name="T22">serve para modificar elementos no codigo, de uma unica vez, os mais usados, são:</text:span></text:p>
      <text:p text:style-name="P5" loext:marker-style-name="T22"><text:span text:style-name="T22">::before, ::after, ::first-letter, ::first-line</text:span><text:span text:style-name="T22"/></text:p>
      <text:p text:style-name="P47" loext:marker-style-name="T22"/>
      <text:p text:style-name="P5" loext:marker-style-name="T21"><text:span text:style-name="T21">MODELO DE CAIXAS</text:span><text:span text:style-name="T21"/></text:p>
      <text:p text:style-name="P5" loext:marker-style-name="T22"><text:span text:style-name="T22">Tudo que está dentro da página web, está dentro de uma caixa. </text:span><text:span text:style-name="T22"/></text:p>
      <text:p text:style-name="P5" loext:marker-style-name="T22"><text:span text:style-name="T22">height - é a altura</text:span><text:span text:style-name="T22"/></text:p>
      <text:p text:style-name="P5" loext:marker-style-name="T22"><text:soft-page-break/><text:span text:style-name="T22">width - é a largura</text:span><text:span text:style-name="T22"/></text:p>
      <text:p text:style-name="P5" loext:marker-style-name="T22"><text:span text:style-name="T22">border - é a moldura do conteúdo, por padrão a moldura fica muito colada no conteudo, para colocar um espaço, se usa </text:span><text:span text:style-name="T22"/></text:p>
      <text:p text:style-name="P5" loext:marker-style-name="T22"><text:span text:style-name="T22">padding- é o espaço entre o conteudo e a moldura, o preenchimento da caixa</text:span><text:span text:style-name="T22"/></text:p>
      <text:p text:style-name="P5" loext:marker-style-name="T22"><text:span text:style-name="T22">margin - é o que circula o border</text:span><text:span text:style-name="T22"/></text:p>
      <text:p text:style-name="P5" loext:marker-style-name="T22"><text:span text:style-name="T22">outline - é para criar o traçado fora da borda</text:span><text:span text:style-name="T22"/></text:p>
      <text:p text:style-name="P18" loext:marker-style-name="T21"/>
      <text:p text:style-name="P5" loext:marker-style-name="T22"><text:span text:style-name="T21">TIPOS DE CAIXAS</text:span><text:span text:style-name="T22"/></text:p>
      <text:p text:style-name="P5" loext:marker-style-name="T22"><text:span text:style-name="T21">box level - </text:span><text:span text:style-name="T22">Ele fica isolado, se tem um texto, e colocar o box level, ele irá pular de linha, ficara sozinho no paragrafo e o restante do texto começará na próxima linha</text:span></text:p>
      <text:p text:style-name="P7" loext:marker-style-name="T21"><text:span text:style-name="T21">ex: &lt;div&gt;,&lt;h1&gt;,&lt;h6&gt;,&lt;p&gt;,&lt;main&gt;,&lt;header&gt;,&lt;nav&gt;,&lt;</text:span><text:span text:style-name="T24">article</text:span><text:span text:style-name="T21">&gt;,&lt;</text:span><text:span text:style-name="T24">aside</text:span><text:span text:style-name="T21">&gt;,&lt;footer&gt;,</text:span></text:p>
      <text:p text:style-name="P7" loext:marker-style-name="T22"><text:span text:style-name="T21">&lt;form&gt;,&lt;video&gt;</text:span><text:span text:style-name="T22"/></text:p>
      <text:p text:style-name="P5" loext:marker-style-name="T21"><text:span text:style-name="T21">inline-level-</text:span><text:span text:style-name="T22">Ele fica no meio da linha, no meio do texto, não pula paragrafo </text:span></text:p>
      <text:p text:style-name="P5" loext:marker-style-name="T21"><text:span text:style-name="T21">ex:&lt;span&gt;,&lt;a&gt;,&lt;code&gt;,&lt;small&gt;,&lt;strong&gt;,&lt;em&gt;,&lt;sup&gt;,&lt;sub&gt;&lt;label&gt;&lt;button&gt;&lt;input&gt;, &lt;select&gt;</text:span><text:span text:style-name="T21"/></text:p>
      <text:p text:style-name="P20" loext:marker-style-name="T22">Caso no css você queira transformar um box level padrão em inline level, vá acima do código no css e digite display:inline ou se for aon= contrario digite display:block</text:p>
      <text:p text:style-name="P20" loext:marker-style-name="T22"/>
      <text:p text:style-name="P21" loext:marker-style-name="T22">existe também display: inline block, que é um bloco em linha que pode ser configurado com as opções do box level</text:p>
      <text:p text:style-name="P22" loext:marker-style-name="T22">margin: auto –<text:span text:style-name="T36"> para deixar a caixa centralizada</text:span></text:p>
      <text:p text:style-name="P23" loext:marker-style-name="T22"><text:span text:style-name="T36">outline-width = tracejado dentro da margem</text:span></text:p>
      <text:p text:style-name="P24" loext:marker-style-name="T22"><text:span text:style-name="T36">SIMPLIFICAR COISAS DO CÓDIGO </text:span></text:p>
      <text:p text:style-name="P25" loext:marker-style-name="T22"><text:span text:style-name="T36">A ordem de colocar o código no css é em ordem horário. </text:span></text:p>
      <text:p text:style-name="P25" loext:marker-style-name="T22"><text:span text:style-name="T36">Topo, direita, baixo e esquerda e isso vale também para os shorthands</text:span></text:p>
      <text:p text:style-name="P25" loext:marker-style-name="T22"><text:span text:style-name="T36"/></text:p>
      <text:p text:style-name="P24" loext:marker-style-name="T22"><text:span text:style-name="T36">SHORTHANDS</text:span></text:p>
      <text:p text:style-name="P26" loext:marker-style-name="T22"><text:span text:style-name="T36">border 10px solid black (sempre siga essa ordem)</text:span></text:p>
      <text:p text:style-name="P26" loext:marker-style-name="T22"><text:span text:style-name="T36">padding 10px 10px 10px 10px – caso for usar o mesmo tamanho para todos os ladosl pode usar apenas uma vez o valor ex: padding 10px</text:span></text:p>
      <text:p text:style-name="P26" loext:marker-style-name="T22"><text:soft-page-break/><text:span text:style-name="T36"/></text:p>
      <text:p text:style-name="P27" loext:marker-style-name="T22"><text:span text:style-name="T36">SE FOR USAR DOIS VALORES PADDING 10PX 20PX – o valor de 10px irá para cima e baixo e 20px irá para a direita e esquerda</text:span></text:p>
      <text:p text:style-name="P26" loext:marker-style-name="T22"><text:span text:style-name="T36">margin <text:s/>10px 10px 10px 10px – </text:span><text:span text:style-name="T37">se quiser centralizar alguma parte, coloque ao invés dos numeros, coloque auto </text:span></text:p>
      <text:p text:style-name="P28" loext:marker-style-name="T22">GROUPING TAGS </text:p>
      <text:p text:style-name="P29" loext:marker-style-name="T22">Você pode colocar tags dentro de outras tags</text:p>
      <text:p text:style-name="P49" loext:marker-style-name="T22">&lt;header&gt; - Cabeçalho, fica dentro de body no html</text:p>
      <text:p text:style-name="P49" loext:marker-style-name="T22">&lt;nav&gt; - são os links de navegações</text:p>
      <text:p text:style-name="P49" loext:marker-style-name="T22">&lt;main&gt; - <text:s/>Conteúdo principal</text:p>
      <text:p text:style-name="P49" loext:marker-style-name="T22">&lt;section&gt; - é uma seção que se coloca os assuntos do site</text:p>
      <text:p text:style-name="P49" loext:marker-style-name="T22">&lt;article&gt; é aonde se colocar o conteudo escrito /<text:span text:style-name="T38">* O article pode ter um h2*/</text:span></text:p>
      <text:p text:style-name="P49" loext:marker-style-name="T22">&lt;aside&gt; é o detalhe periferico do article, por exemplo, no article foi escrito um artigo e no aside se coloca o nome de quem escreveu</text:p>
      <text:p text:style-name="P49" loext:marker-style-name="T22">&lt;footer&gt; - é o Rodapé</text:p>
      <text:p text:style-name="P50" loext:marker-style-name="T22">box-shadow: 1px 1px 1px black – da para ver também pelo devtools do chrome</text:p>
      <text:p text:style-name="P51" loext:marker-style-name="T22">border-radius: para criar bordas arredondadas </text:p>
      <text:p text:style-name="P51" loext:marker-style-name="T22"/>
      <text:p text:style-name="P30" loext:marker-style-name="T22">BORDA DECORADA A PARTIR DE IMAGEM </text:p>
      <text:p text:style-name="P52" loext:marker-style-name="T22">No style digite a div que quer colocar a borda</text:p>
      <text:p text:style-name="P52" loext:marker-style-name="T22">border: 12px solid black</text:p>
      <text:p text:style-name="P52" loext:marker-style-name="T22">padding: 10px</text:p>
      <text:p text:style-name="P52" loext:marker-style-name="T22">border-image-source: url(‘NOME DO ARQUIVO QUE VAI SER A BORDA’)</text:p>
      <text:p text:style-name="P52" loext:marker-style-name="T22">border-image-slice: 27</text:p>
      <text:p text:style-name="P52" loext:marker-style-name="T22">border-image-repeat: repeat</text:p>
      <text:p text:style-name="P53" loext:marker-style-name="T22">ou no shorthands border-image: url(‘ARQUIVO.PNG’) 27 repeat;</text:p>
      <text:p text:style-name="P53" loext:marker-style-name="T22"/>
      <text:p text:style-name="P31" loext:marker-style-name="T22">VARIAVEIS CSS</text:p>
      <text:p text:style-name="P31" loext:marker-style-name="T22"><text:soft-page-break/>Variavel para salvar paleta de cores, <text:span text:style-name="T58">para encontrar essas cores, vá na lista de cores que aparece quando você digita o nome de uma cor, lá no final</text:span></text:p>
      <text:p text:style-name="P31" loext:marker-style-name="T22"/>
      <text:p text:style-name="P32" loext:marker-style-name="T22">Serve também para fontes, <text:s/>é como se fosse um atalho, para que você se localize e saiba quais as coisas e seus codigos.</text:p>
      <text:p text:style-name="P34" loext:marker-style-name="T22"><text:span text:style-name="T54">:root</text:span><text:span text:style-name="T39"> {</text:span></text:p>
      <text:p text:style-name="P1"><text:span text:style-name="T39">    </text:span><text:span text:style-name="T47">--cor0</text:span><text:span text:style-name="T39">: </text:span><text:span text:style-name="T51">#c5ebd6</text:span><text:span text:style-name="T39">; </text:span></text:p>
      <text:p text:style-name="P1"><text:span text:style-name="T39">    </text:span><text:span text:style-name="T47">--cor1</text:span><text:span text:style-name="T39">: </text:span><text:span text:style-name="T51">#83e1ad</text:span><text:span text:style-name="T39">;</text:span></text:p>
      <text:p text:style-name="P1"><text:span text:style-name="T39">    </text:span><text:span text:style-name="T47">--cor2</text:span><text:span text:style-name="T39">: </text:span><text:span text:style-name="T51">#3ddc84</text:span><text:span text:style-name="T39">;</text:span></text:p>
      <text:p text:style-name="P1"><text:span text:style-name="T39">    </text:span><text:span text:style-name="T47">--cor3</text:span><text:span text:style-name="T39">: </text:span><text:span text:style-name="T51">#2fa866</text:span><text:span text:style-name="T39">;</text:span></text:p>
      <text:p text:style-name="P1"><text:span text:style-name="T39">    </text:span><text:span text:style-name="T47">--cor4</text:span><text:span text:style-name="T39">: </text:span><text:span text:style-name="T51">#1a5c37</text:span><text:span text:style-name="T39">;</text:span></text:p>
      <text:p text:style-name="P1"><text:span text:style-name="T39">    </text:span><text:span text:style-name="T47">--cor5</text:span><text:span text:style-name="T39">: </text:span><text:span text:style-name="T51">#063d1e</text:span><text:span text:style-name="T39">;</text:span></text:p>
      <text:p text:style-name="P3">}</text:p>
      <text:p text:style-name="P31" loext:marker-style-name="T22"/>
      <text:p text:style-name="P33" loext:marker-style-name="T22"><text:span text:style-name="T36">RESPONSIVIDADE</text:span></text:p>
      <text:p text:style-name="P33" loext:marker-style-name="T22"><text:span text:style-name="T36">Para imagens, você tem que definir o tamanho minimo (</text:span><text:span text:style-name="T49">min-width</text:span><text:span text:style-name="T65">:</text:span><text:span text:style-name="T36">)de pixels e o maximo (</text:span><text:span text:style-name="T49">max-width</text:span><text:span text:style-name="T65">: </text:span><text:span text:style-name="T36">)</text:span></text:p>
      <text:p text:style-name="P35" loext:marker-style-name="T22"><text:span text:style-name="T60">  </text:span><text:span text:style-name="T48">min-width</text:span><text:span text:style-name="T60">: </text:span><text:span text:style-name="T68">200px</text:span><text:span text:style-name="T60">;</text:span></text:p>
      <text:p text:style-name="P1"><text:span text:style-name="T59">            </text:span><text:span text:style-name="T47">max-width</text:span><text:span text:style-name="T59">: </text:span><text:span text:style-name="T67">800px</text:span><text:span text:style-name="T59">;</text:span></text:p>
      <text:p text:style-name="P1"><text:span text:style-name="T59">            </text:span><text:span text:style-name="T47">margin</text:span><text:span text:style-name="T59">: </text:span><text:span text:style-name="T51">auto</text:span><text:span text:style-name="T59">; </text:span><text:span text:style-name="T66">(para que o conteudo fique centralizado)</text:span></text:p>
      <text:p text:style-name="P4">        }</text:p>
      <text:p text:style-name="Standard"/>
      <text:p text:style-name="P1"><text:span text:style-name="T59">        </text:span><text:span text:style-name="T54">img</text:span><text:span text:style-name="T59">{</text:span></text:p>
      <text:p text:style-name="P1"><text:span text:style-name="T59">            </text:span><text:span text:style-name="T47">width</text:span><text:span text:style-name="T59">: </text:span><text:span text:style-name="T67">100%</text:span><text:span text:style-name="T59">; </text:span><text:span text:style-name="T66">(para que a imagem fique em 100% da tela, mesmo quando a tela diminuir)</text:span></text:p>
      <text:p text:style-name="P4">        }</text:p>
      <text:p text:style-name="P33" loext:marker-style-name="T22"><text:span text:style-name="T36"/></text:p>
      <text:p text:style-name="P33" loext:marker-style-name="T22"><text:span text:style-name="T36">Para que seja feita a troca de imagens quando a tela diminuir, <text:s/>coloque essa tag no codigo html com o caminho da outra imagem </text:span></text:p>
      <text:p text:style-name="P35" loext:marker-style-name="T22"><text:span text:style-name="T40"> </text:span><text:span text:style-name="T69">&lt;</text:span><text:span text:style-name="T70">source</text:span><text:span text:style-name="T40"> </text:span><text:span text:style-name="T48">media</text:span><text:span text:style-name="T40">=</text:span><text:span text:style-name="T52">"(max-width:600px)AQUI VOCÊ DEFINE QUANDO A OUTRA IMAGEM IRÁ APARECER"</text:span><text:span text:style-name="T40"> </text:span><text:span text:style-name="T48">srcset</text:span><text:span text:style-name="T40">=</text:span><text:span text:style-name="T52">"imagens/irina-blok-pq.jpg"</text:span><text:span text:style-name="T69">&gt;</text:span></text:p>
      <text:p text:style-name="P35" loext:marker-style-name="T22"><text:span text:style-name="T69"/></text:p>
      <text:p text:style-name="P35" loext:marker-style-name="T22"><text:span text:style-name="T48">transition-duration</text:span><text:span text:style-name="T40">: </text:span><text:span text:style-name="T68">.5s</text:span><text:span text:style-name="T40">; </text:span><text:span text:style-name="T41">É para ter um atraso quando for clicar no menu</text:span></text:p>
      <text:p text:style-name="P36" loext:marker-style-name="T22"><text:span text:style-name="T41">l</text:span><text:span text:style-name="T40">ine-height: É o espaçamento entre linhas</text:span></text:p>
      <text:p text:style-name="P36" loext:marker-style-name="T22"><text:span text:style-name="T48">list-style-position</text:span><text:span text:style-name="T40">: </text:span><text:span text:style-name="T52">inside</text:span><text:span text:style-name="T40">; </text:span><text:span text:style-name="T42">para deixar a lista dentro da caixa</text:span></text:p>
      <text:p text:style-name="P37" loext:marker-style-name="T22"><text:span text:style-name="T40">columns: 2 – Para criar mais de uma coluna na lista</text:span></text:p>
      <text:p text:style-name="P56" loext:marker-style-name="T22"><text:soft-page-break/><text:span text:style-name="T50">list-style-type</text:span><text:span text:style-name="T44">: </text:span><text:span text:style-name="T53">'</text:span><text:span text:style-name="T57">\NUMERO DO EMOJI\ </text:span><text:span text:style-name="T55">00A0</text:span><text:span text:style-name="T56">(ESSE CÓDIGO, É PARA QUANDO PRECISA DAR UM ESPAÇO DO EMOJI COM O TEXTO, VOCÊ REPETE ELE QUANTAS VEZES PRECISAR PARA DAR O ESPAÇO QUE VOCÊ PRECISA)</text:span></text:p>
      <text:p text:style-name="P37" loext:marker-style-name="T22"><text:span text:style-name="T52">' – Para trocar o sinal que vai na frente das listas</text:span></text:p>
      <text:p text:style-name="P38" loext:marker-style-name="T22"><text:span text:style-name="T52">CTRL + D PARA SELECIONAR PALAVRAS IGUAIS NO CODIGO TODO </text:span></text:p>
      <text:p text:style-name="P37" loext:marker-style-name="T22"><text:span text:style-name="T40"/></text:p>
      <text:p text:style-name="P39" loext:marker-style-name="T22"><text:span text:style-name="T39">TORNAR O VIDEO RESPONSIVO</text:span></text:p>
      <text:p text:style-name="P40" loext:marker-style-name="T22"><text:span text:style-name="T40">Para deixar um video responsivo é um pouquinho complicado, você irá precisar envelopar o código do video em uma div, e crie uma classe para essa div, as confiigurações abaixo são relativas com o video e o projeto que você irá criar.</text:span></text:p>
      <text:p text:style-name="P40" loext:marker-style-name="T22"><text:span text:style-name="T40">no css, crie uma tag com a div e a classe, e coloque essas configurações, </text:span></text:p>
      <text:p text:style-name="P40" loext:marker-style-name="T22"><text:span text:style-name="T55">div.video</text:span><text:span text:style-name="T40">{</text:span></text:p>
      <text:p text:style-name="P1"><text:span text:style-name="T39">    </text:span><text:span text:style-name="T47">background-color</text:span><text:span text:style-name="T39">: </text:span><text:span text:style-name="T72">var</text:span><text:span text:style-name="T39">(</text:span><text:span text:style-name="T47">--cor5</text:span><text:span text:style-name="T39">);</text:span></text:p>
      <text:p text:style-name="P1"><text:span text:style-name="T39">    </text:span><text:span text:style-name="T47">margin</text:span><text:span text:style-name="T39">: </text:span><text:span text:style-name="T67">0px</text:span><text:span text:style-name="T39"> </text:span><text:span text:style-name="T67">-20px</text:span><text:span text:style-name="T39"> </text:span><text:span text:style-name="T67">30px</text:span><text:span text:style-name="T39"> </text:span><text:span text:style-name="T67">-20px</text:span><text:span text:style-name="T39">;</text:span></text:p>
      <text:p text:style-name="P1"><text:span text:style-name="T39">    </text:span><text:span text:style-name="T47">padding</text:span><text:span text:style-name="T39">: </text:span><text:span text:style-name="T67">20px</text:span><text:span text:style-name="T39">;</text:span></text:p>
      <text:p text:style-name="P2"><text:span text:style-name="T39">    </text:span><text:span text:style-name="T47">padding-bottom</text:span><text:span text:style-name="T39">: </text:span><text:span text:style-name="T67">56.5%</text:span><text:span text:style-name="T39"> ; </text:span><text:span text:style-name="T45">(</text:span></text:p>
      <text:p text:style-name="P2"><text:span text:style-name="T46">56,25% é a porcentagem para full HD. É só dividir a altura pela largura e multiplicar por 100. Isso vale para outras proporções de tela também.</text:span><text:span text:style-name="T45"> )</text:span></text:p>
      <text:p text:style-name="P1"><text:span text:style-name="T39">    </text:span><text:span text:style-name="T47">position</text:span><text:span text:style-name="T39">:</text:span><text:span text:style-name="T51">relative</text:span><text:span text:style-name="T39">;</text:span></text:p>
      <text:p text:style-name="P3">}</text:p>
      <text:p text:style-name="P40" loext:marker-style-name="T22"><text:span text:style-name="T40"/></text:p>
      <text:p text:style-name="P40" loext:marker-style-name="T22"><text:span text:style-name="T40">Faça outra tag no css com essas configurações </text:span></text:p>
      <text:p text:style-name="P39" loext:marker-style-name="T22"><text:span text:style-name="T55">div.video</text:span><text:span text:style-name="T60">&gt;</text:span><text:span text:style-name="T55">iframe</text:span><text:span text:style-name="T40">{</text:span></text:p>
      <text:p text:style-name="P1"><text:span text:style-name="T39">    </text:span><text:span text:style-name="T47">position</text:span><text:span text:style-name="T39">: </text:span><text:span text:style-name="T51">absolute</text:span><text:span text:style-name="T39">;</text:span></text:p>
      <text:p text:style-name="P1"><text:span text:style-name="T39">    </text:span><text:span text:style-name="T47">top</text:span><text:span text:style-name="T39">:</text:span><text:span text:style-name="T67">5%</text:span><text:span text:style-name="T39"> ;</text:span></text:p>
      <text:p text:style-name="P1"><text:span text:style-name="T39">    </text:span><text:span text:style-name="T47">left</text:span><text:span text:style-name="T39">: </text:span><text:span text:style-name="T67">5%</text:span><text:span text:style-name="T39">;</text:span></text:p>
      <text:p text:style-name="P1"><text:span text:style-name="T39">    </text:span><text:span text:style-name="T47">width</text:span><text:span text:style-name="T39">: </text:span><text:span text:style-name="T67">90%</text:span><text:span text:style-name="T39">;</text:span></text:p>
      <text:p text:style-name="P1"><text:span text:style-name="T39">    </text:span><text:span text:style-name="T47">height</text:span><text:span text:style-name="T39">: </text:span><text:span text:style-name="T67">90%</text:span><text:span text:style-name="T39">;</text:span></text:p>
      <text:p text:style-name="P3">}</text:p>
      <text:p text:style-name="P39" loext:marker-style-name="T22"><text:span text:style-name="T40"/></text:p>
      <text:p text:style-name="P41" loext:marker-style-name="T22"><text:span text:style-name="T40">COLOCAR IMAGEM COMO BACKGROUD EM UMA DIV</text:span></text:p>
      <text:p text:style-name="P41" loext:marker-style-name="T22"><text:span text:style-name="T40">no style digite o nome da div e colocoque</text:span></text:p>
      <text:p text:style-name="P41" loext:marker-style-name="T22"><text:span text:style-name="T40">backgroud-image: url(“LOCAL AONDE ESTÁ A IMAGEM NO PC </text:span><text:span text:style-name="T43">OU ENTÃO A URL AONDE ESTÁ</text:span><text:span text:style-name="T40">”)</text:span></text:p>
      <text:p text:style-name="P42" loext:marker-style-name="T22"><text:span text:style-name="T40">OBS: Se for usar uma imagem de algum site, tome cuidado, pois caso essa imagem seja excluida, modificada, ela irá modificar no seu site também.</text:span></text:p>
      <text:p text:style-name="P42" loext:marker-style-name="T22"><text:span text:style-name="T40"/></text:p>
      <text:p text:style-name="P42" loext:marker-style-name="T22"><text:soft-page-break/><text:span text:style-name="T40"/></text:p>
      <text:p text:style-name="P42" loext:marker-style-name="T22"><text:span text:style-name="T48">background-size</text:span><text:span text:style-name="T60">: </text:span><text:span text:style-name="T68">100px</text:span><text:span text:style-name="T60"> </text:span><text:span text:style-name="T68">100px</text:span><text:span text:style-name="T60">; - </text:span><text:span text:style-name="T61">É para deixar a imagem de fundo em um tamanho especifico, </text:span><text:span text:style-name="T62">pois a imagem sempre é carregada <text:s/>no tamanho original dela </text:span></text:p>
      <text:p text:style-name="P43" loext:marker-style-name="T22"><text:span text:style-name="T60">background-repeat: É para configurar se a imagem é para repetir, ou não, pois quando as imagens são menores que a tela do computador, ela vai se repetir automaticamente. Tem algumas opções, ex:</text:span></text:p>
      <text:p text:style-name="P43" loext:marker-style-name="T22"><text:span text:style-name="T60">background-repeat: repeat – Irá repetir a imagem; </text:span><text:span text:style-name="T63">O inicio da repetição sempre é no canto superior esquerdo</text:span></text:p>
      <text:p text:style-name="P43" loext:marker-style-name="T22"><text:span text:style-name="T60">background-repeat: no-repeat – não irá repetir </text:span></text:p>
      <text:p text:style-name="P43" loext:marker-style-name="T22"><text:span text:style-name="T60">background-repeat: repeat-y: irá repetir em uma coluna na vertical </text:span></text:p>
      <text:p text:style-name="P43" loext:marker-style-name="T22"><text:span text:style-name="T60">background-repeat: repeat-x: irá repetir em uma linha na horizontal </text:span></text:p>
      <text:p text:style-name="P42" loext:marker-style-name="T22"><text:span text:style-name="T61"/></text:p>
      <text:p text:style-name="P44" loext:marker-style-name="T22"><text:span text:style-name="T61">P</text:span><text:span text:style-name="T60">OSICIONAMENTO DAS IMAGENS DENTRO DAS DIVS</text:span></text:p>
      <text:p text:style-name="P44" loext:marker-style-name="T22"><text:span text:style-name="T60">Em uma imagem grande, caso queira que apareça apenas uma parte da imagem, usasse a declaração backgroud-position: </text:span></text:p>
      <text:p text:style-name="P44" loext:marker-style-name="T22"><text:span text:style-name="T60">No exercicio 022 fundo 03 foi feito da seguinte forma, criou quatro div em head, com class=bloco e id=1,2,3e4 para identificar cada uma separadamente</text:span></text:p>
      <text:p text:style-name="P44" loext:marker-style-name="T22"><text:span text:style-name="T60">No style, usando div.bloco você define as configurações de estilo da div e também seleciona a imagem de fundo.</text:span></text:p>
      <text:p text:style-name="P44" loext:marker-style-name="T22"><text:span text:style-name="T60">Ainda no style, crie declarações para cada div separadas pelos id com as numerações, para que você defina o posicionamento da imagem, ex: </text:span></text:p>
      <text:p text:style-name="P44" loext:marker-style-name="T22"><text:span text:style-name="T60">div#q1{</text:span></text:p>
      <text:p text:style-name="P44" loext:marker-style-name="T22"><text:span text:style-name="T60">backgroud-position: left top; ( left top quer dizer que irá aparecer a partir do canto esquerdo superior )</text:span></text:p>
      <text:p text:style-name="P44" loext:marker-style-name="T22"><text:span text:style-name="T60">Por conta dos id= que foram colocadas nas div, consegue se personalizar o posicionamento separadamente de cada. </text:span></text:p>
      <text:p text:style-name="P44" loext:marker-style-name="T22"><text:span text:style-name="T60">Left center = começa da esquerda e vai até o centro da imagem </text:span></text:p>
      <text:p text:style-name="P44" loext:marker-style-name="T22"><text:span text:style-name="T60">right bottom = começa da parte inferior direita</text:span></text:p>
      <text:p text:style-name="P44" loext:marker-style-name="T22"><text:span text:style-name="T60">center center = fica centralizado </text:span></text:p>
      <text:p text:style-name="P45" loext:marker-style-name="T22"><text:span text:style-name="T60">height: 100vh (vh é viewhight – que é a altura da viewport)</text:span></text:p>
      <text:p text:style-name="P45" loext:marker-style-name="T22"><text:span text:style-name="T60"/></text:p>
      <text:p text:style-name="P45" loext:marker-style-name="T22"><text:soft-page-break/><text:span text:style-name="T60"/></text:p>
      <text:p text:style-name="P46" loext:marker-style-name="T22"><text:span text:style-name="T60">Para deixar uma imagem do body no backgroud de uma forma que ocupe a tela toda, existem algumas opções, e cada uma será a melhor dependendo da situação </text:span></text:p>
      <text:p text:style-name="P46" loext:marker-style-name="T22"><text:span text:style-name="T60"/></text:p>
      <text:p text:style-name="P46" loext:marker-style-name="T22"><text:span text:style-name="T60">Obs: Apesar de ter uma imagem de fundo, coloque uma cor de fundo, pois as vezes a imagem demora para carregar, e é importante ter algo no fundo. </text:span></text:p>
      <text:p text:style-name="P46" loext:marker-style-name="T22"><text:span text:style-name="T60"/></text:p>
      <text:p text:style-name="P46" loext:marker-style-name="T22"><text:span text:style-name="T60">Backgroud-size: </text:span><text:span text:style-name="T64">auto, que é automatico, tamanho fixo em pixels ou porcentagem, contain que mostra 100% da imagem, mas se for uma tela maior irá ficar com margem na cor de fundo e o cover que faz cortes na imagem, mas irá ocupar a tela inteira, independentemente do tamanho da tela.</text:span></text:p>
      <text:p text:style-name="P46" loext:marker-style-name="T22"><text:span text:style-name="T60"/></text:p>
      <text:p text:style-name="P46" loext:marker-style-name="T22"><text:span text:style-name="T60"/></text:p>
      <text:p text:style-name="P44" loext:marker-style-name="T22"><text:span text:style-name="T60"/></text:p>
      <text:p text:style-name="P42" loext:marker-style-name="T22"><text:span text:style-name="T40"/></text:p>
      <text:p text:style-name="P36" loext:marker-style-name="T22"><text:span text:style-name="T40"/></text:p>
      <text:p text:style-name="P35" loext:marker-style-name="T22"><text:span text:style-name="T69"/></text:p>
      <text:p text:style-name="P33" loext:marker-style-name="T22"><text:span text:style-name="T36"/></text:p>
      <text:p text:style-name="P47" loext:marker-style-name="T22"/>
      <text:p text:style-name="P47" loext:marker-style-name="T22"/>
      <text:p text:style-name="P18" loext:marker-style-name="T21"/>
      <text:p text:style-name="P10" loext:marker-style-name="T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3:29:57.287000000</meta:creation-date>
    <dc:date>2024-03-06T17:40:16.987000000</dc:date>
    <meta:editing-duration>P1DT7H17M32S</meta:editing-duration>
    <meta:editing-cycles>36</meta:editing-cycles>
    <meta:generator>LibreOffice/7.6.5.2$Windows_X86_64 LibreOffice_project/38d5f62f85355c192ef5f1dd47c5c0c0c6d6598b</meta:generator>
    <meta:document-statistic meta:table-count="0" meta:image-count="0" meta:object-count="0" meta:page-count="20" meta:paragraph-count="390" meta:word-count="4545" meta:character-count="28121" meta:non-whitespace-character-count="23323"/>
  </office:meta>
</office:document-meta>
</file>